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fo:color="#032726"/>
    </style:style>
    <style:style style:name="T2" style:family="text">
      <style:text-properties fo:letter-spacing="0.0000in"/>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a xlink:type="simple" xlink:href="http://palinfo.habago.org/mt-comments.cgi?__mode=red&amp;id=11508"><text:span text:style-name="T1">柳春春阿忠</text:span></text:a><text:span text:style-name="T2"> | 2007.10.26 23:16 | </text:span><text:span text:style-name="T1">#</text:span></text:p>
      <text:p text:style-name="P2"><text:span text:style-name="T2">資料收到。我再寫紙信給董事長。</text:span></text:p>
      <text:p text:style-name="P2"><text:span text:style-name="T2">另，這幾天有關NCC通過中華電信MOD資費方案的新聞裡有提到：會有半島電視台這個頻道。</text:span><text:span text:style-name="T3"><text:line-break/></text:span><text:span text:style-name="T2">關注中，等確認後通知董事長。</text:span></text:p>
      <text:p text:style-name="P2"><text:span text:style-name="T2">MOD：機上盒，類似選台器。</text:span></text:p>
      <text:p text:style-name="P1"><text:span text:style-name="T2">K25990 | 2007.10.24 18:34 | </text:span><text:span text:style-name="T1">#</text:span></text:p>
      <text:p text:style-name="P3"><text:span text:style-name="T2">共@党的哲学观点是,内因是主要的因素,外因是次要因素</text:span><text:span text:style-name="T3"><text:line-break/></text:span><text:span text:style-name="T2">本文的作者受党教育几十年了,在本文中谈内因不多,更多的是谈外因,</text:span><text:span text:style-name="T3"><text:line-break/></text:span><text:span text:style-name="T2">不能不说是个遗憾,</text:span><text:span text:style-name="T3"><text:line-break/></text:span><text:span text:style-name="T2">宣传战确实很重要,但别忘了,别人不能打倒自己,只有自己才能打倒自己,</text:span><text:span text:style-name="T3"><text:line-break/></text:span><text:span text:style-name="T2">离中国那么</text:span><text:span text:style-name="T4">远</text:span><text:span text:style-name="T2">的地方,真正有几个人会关心啊?</text:span><text:span text:style-name="T3"><text:line-break/></text:span><text:span text:style-name="T2">中国人真正关心的是在那个地方中国人的利益,</text:span><text:span text:style-name="T3"><text:line-break/></text:span><text:span text:style-name="T2">谁对中国有利?谁对中国有害?这才是问题的关键.</text:span><text:span text:style-name="T3"><text:line-break/></text:span><text:span text:style-name="T2">正义,在那个地方乱了几千年了,中国人谁了解来龙去脉,又有谁有兴趣了解?</text:span><text:span text:style-name="T3"><text:line-break/></text:span><text:span text:style-name="T2">天下熙熙.皆为利来,天下攘攘,皆为利往.</text:span><text:span text:style-name="T3"><text:line-break/></text:span><text:span text:style-name="T2">无利不起早,谁对中国有帮助,谁和中国做生意对中国有利,</text:span><text:span text:style-name="T3"><text:line-break/></text:span><text:span text:style-name="T2">谁的技术可以帮助中国,谁的资金可以利用,</text:span><text:span text:style-name="T3"><text:line-break/></text:span><text:span text:style-name="T2">中国人还更关心在中东那个地方折射在中国国内的利益.</text:span><text:span text:style-name="T3"><text:line-break/></text:span><text:span text:style-name="T2">以色列在中国毫无跟基,在国内没有任何利益冲突,</text:span><text:span text:style-name="T3"><text:line-break/></text:span><text:span text:style-name="T2">阿拉伯,意思蓝在中国有几千万人,不幸的是,在中国,这些人现在名声不好,</text:span><text:span text:style-name="T3"><text:line-break/></text:span><text:span text:style-name="T2">和主体民族有利益冲突,现实利益决定了思想,</text:span><text:span text:style-name="T3"><text:line-break/></text:span><text:span text:style-name="T2">而不是宣传可以改变现实利益.</text:span><text:span text:style-name="T3"><text:line-break/></text:span></text:p>
      <text:p text:style-name="P1"><text:span text:style-name="T2">陳真 | 2007.10.24 07:09 | </text:span><text:span text:style-name="T1">#</text:span></text:p>
      <text:p text:style-name="P2"><text:span text:style-name="T2">不好意思,刪掉了一些轉貼. 轉貼請註明出處及作者,而且最好請說明一下你貼它的用意是什麼,麻煩做點評論,講點自己的想法而不是一味轉貼,否則豈不是迅速便能貼滿整個版面. 你要別人看一個轉貼,總該說明一下究竟要別人看些什麼吧,否則我若莫名其妙塞給你一本書,一句話也不說,難道你就埋頭苦讀一番?</text:span></text:p>
      <text:p text:style-name="P2"><text:span text:style-name="T2">還有就是愛台灣人士請自重,要學習講道理,而不是總是搞匿名抹黑辱罵等等這些很敗壞的作風,很低能,很沒品,給你們所愛的那個黨以及所謂勇敢的台灣人做出個好榜樣吧.</text:span></text:p>
      <text:p text:style-name="P1"><text:span text:style-name="T2">陳真 | 2007.10.23 06:22 | </text:span><text:span text:style-name="T1">#</text:span></text:p>
      <text:p text:style-name="P3"><text:span text:style-name="T2">對政客,人們只需努力撤除其權力,而不是非公開性不痛不癢地罵他, 這對罵的人自己只是一種屈辱,對政客卻反而是一種抬舉. 很多人可能不認同這一點,但有句名言說得很對:"政客不值得罵"; 就好像主人怎麼可能會在背後不痛不癢地罵僕人呢? 天底下有這麼窩囊的主人嗎? 僕人亂搞,主人就應撤除其職務,而不是矮化自己,不痛不癢地抱怨或唾罵.</text:span></text:p>
      <text:p text:style-name="P3"><text:span text:style-name="T2">認清這一點,在我看來是很重要的. 也唯有如此,才能適當理解我對一些特定人事物的批評. 我們並不是自貶身價想去抬舉這樣一些根本不值得尊敬的人,我們之所以批評,只是想藉著這樣一些人事物來做為一種 """""""""例子""""""""""",說明背後的一些原則性的想法或價值觀以及美學鑑賞方式.</text:span></text:p>
      <text:p text:style-name="P3"><text:span text:style-name="T2">倒扁倒得火熱的那段時間,我反而大多是批評倒扁的一方,我發表過一些文章,例如 "獵扁如獵巫",我說,這些看風向倒扁的人,他們突然對道德如此重視,彷彿他們今天才知道這一切政壇萬象似的. 可是,這有可能嗎? 連我這樣一個早已遠離政治圈十幾年的人都知道,這樣一些所謂貪瀆,不過是政壇每天並且幾乎是每個政治人物的餐前小菜,恐怕連幾粒花生或醬瓜的重要性都稱不上,真正的貪瀆怎麼會是這些呢? 這些倒扁者本身難道真的有這麼清純無知且崇高? 他們在各方面所獲得來自當權者的庇蔭,難道不就是同樣的貪瀆與私相授受?</text:span></text:p>
      <text:p text:style-name="P3"><text:span text:style-name="T2">真正的貪瀆絕不是什麼價值僅幾百萬或幾千萬的發票,而是比方說民進黨大量賤賣國土給財團的官商勾結,比方說一片土地一百億,也許十億就承租轉售了,然後大家再到後台一起分贓. 這樣的土地面積恐怕有幾十個日月潭那麼大. 但這樣一些真正的 "賣台" 行為,卻反而不是倒扁者或媒體所關心.</text:span></text:p>
      <text:p text:style-name="P3"><text:span text:style-name="T2">當阿扁成為過街老鼠時,你看,連他的一些長年跟著吃香喝辣的 "貼身侍從" 例如羅文嘉,竟然也義正詞嚴地譴責陳水扁,一副遇人不淑被人騙了的清純模樣. 然後還結合一些衣冠楚楚的名人雅士及沙發上的什麼 "學運世代" 發起什麼 "新民進黨運動" 不是嗎?</text:span></text:p>
      <text:p text:style-name="P3"><text:span text:style-name="T2">尼采說得對: "當惡棍成為眾矢之的,惡棍便成為替罪羔羊". 這些只不過是一年前的事不是嗎? 可是,如今當陳水扁位子再度坐穩,人們卻似乎早已忘得一乾二淨.</text:span></text:p>
      <text:p text:style-name="P3"><text:span text:style-name="T2">當時我痛罵這些主流媒體所力捧的名流雅士及什麼 "學運份子" 兼 "理想主義者" 等等倒扁人士撇乾抹淨見風轉舵之可恥(許多精采對話還一度出現在這個留言板上),也許你當時聽了不能認同我的批評,但是你如果再回頭看,恐怕就能相信我的判斷.</text:span></text:p>
      <text:p text:style-name="P3"><text:span text:style-name="T2">比方說羅文嘉最近幾天接受陳水扁的 "徵召",為扁一席憂國憂民的談話很感動,於是決定應扁所邀出來參選立委,同樣說是為了理想,為了黨國,為了愛台灣,為了顧全什麼 "大局",講得好感人,可是,難道各位的道德感真的看不出來這樣的行為在道德面上的齷齪?</text:span></text:p>
      <text:p text:style-name="P3"><text:span text:style-name="T2">我們根本不必擔心什麼 "三寶" 那樣的一些言語粗俗的政治人物,但得擔心那些會看時機進行 "論述" 會看風向進行 "批判" 會哭會公開感動給你看而且衣冠楚楚滿嘴理想卻左右逢源的所謂開明人士或 "理想家",那才是真正的道德之賊.</text:span></text:p>
      <text:p text:style-name="P3"><text:span text:style-name="T2">回到台灣後,一些朋友稱讚我早在1993 年左右就開始 "倒扁",1998 年開始倒民進黨,我在2000年民進黨上台的前一天還公開說若民進黨明天當選,台灣將開始在各方面沉淪,我說這個不擇手段的 "大壞蛋陳水扁" 會比老 K 更可怕,會更進一步腐化台灣. 可是當時相信我的人卻很少.</text:span></text:p>
      <text:p text:style-name="P3"><text:span text:style-name="T2">朋友們說我為何這麼早就能洞燭先機,但這並不是因為我有著什麼預知未來的能力,而是因為這實在是太好判斷了,如果我們靜下心來撇開所謂立場,我們就能輕易看清道德面上的各種是非美醜.</text:span></text:p>
      <text:p text:style-name="P3"><text:span text:style-name="T2">一個臭雞蛋並不需要把一整顆蛋都吃完才知道它壞了,如果我們能增加一些道德敏感度,便能相當精準地判斷過去與現在,進而看見未來,而且也不會輕易被擅於表演擅於結合媒體的政客或什麼理想家所騙.</text:span></text:p>
      <text:p text:style-name="P3"><text:span text:style-name="T2">不要以表面意見的相似性來結交同志,真正的同志應該是一種道德面上的志同道合,而不是結合在某個旗幟下.</text:span></text:p>
      <text:p text:style-name="P1"><text:span text:style-name="T2">仔仔 | 2007.10.22 08:42 | </text:span><text:span text:style-name="T1">#</text:span></text:p>
      <text:p text:style-name="P2"><text:span text:style-name="T2">中國時報 F2/國際新聞 2007/10/15</text:span><text:span text:style-name="T3"><text:line-break/></text:span><text:span text:style-name="T2">《陸以正專欄》「星火燎原?」 美捲入土耳其與庫德族之爭</text:span></text:p>
      <text:p text:style-name="P2"><text:span text:style-name="T3"><text:line-break/></text:span><text:span text:style-name="T2">【陸以正】</text:span><text:span text:style-name="T3"><text:line-break/></text:span><text:span text:style-name="T2">　　</text:span><text:span text:style-name="T3"><text:line-break/></text:span><text:span text:style-name="T2">美國在中東真是流年不利，這次又無緣無故被捲入了土耳其與庫德斯坦間的爭執。肇因是國會眾議院外交委員會通過不具拘束力的決議案，將90幾年前鄂圖曼帝國（Ottoman Empire）殺害150萬亞美尼亞人（Armenians）的歷史事件界定為種族屠殺（genocide），惹得土國召回駐美大使，揚言土境內軍用機場將停供美國使用，直接影響美軍對阿富汗與伊拉克的後勤作業。</text:span></text:p>
      <text:p text:style-name="P2"><text:span text:style-name="T2">　　此事發生在第一次世界大戰中期，1915至1917年間。鄂圖曼帝國早已灰飛湮滅，變成土耳其共和國。然而遍佈美國，尤以加州為多的亞美尼亞人後裔，鍥而不舍地年年炒作這筆陳年舊帳，動機雖值得同情，也有些無聊。白宮與國務院正在努力與土耳其政府溝通，希望挽回瀕臨破裂的同盟之誼。</text:span></text:p>
      <text:p text:style-name="P2"><text:span text:style-name="T2">　　台灣少有人知道，被屏除在聯合國之外的300多個不同族群，1991 年成立「不具代表權的人民與民族組織」（Unrepresented Nations and Peoples Organization, UNPO）。美國的波多黎各、阿拉斯加和夏威夷都有鼓吹獨立運動的團體加入為會員。</text:span></text:p>
      <text:p text:style-name="P2"><text:span text:style-name="T2">　　無巧不成書，上星期土耳其與伊拉克間也爆發了一場危機，UNPO會員的「庫德工人黨」（Kurdistan Workers Party，庫德文PartiyaK arkeren Kurdistan，簡稱PKK）有軍隊，有地盤，割據伊拉克北部鄰近土國的省份，經常向土耳其境內發射火箭，或入侵數十公里後打了就跑，使土國上下忍無可忍。</text:span></text:p>
      <text:p text:style-name="P2"><text:span text:style-name="T2">　　PKK如此猖獗，自然是拜聯軍入侵伊拉克，推翻哈珊之賜。聯軍今日在伊境內的部署，大體上美國負責中部即首都巴格達與鄰近各省，英軍負責巴斯拉（Basra）海港與南部各省，而將北部原本就是庫德人的居住區，交給庫德族自治政府。</text:span></text:p>
      <text:p text:style-name="P2"><text:span text:style-name="T2">　　庫德族要達成獨立建國的目標，牽涉實在太廣。他們祖居的地區除伊拉克北部佔地最廣外，還包括土耳其的東南部、敘利亞的東北部與伊朗的西北部。這些國家有哪個肯放棄極具戰略意義的邊境省份呢？答案是一個都沒有。</text:span></text:p>
      <text:p text:style-name="P2"><text:span text:style-name="T2">　　1970年代，領導庫族激進分子的歐加瀾（ Abdullah Ocalan，外號「阿波」，Apo)，挾宗教狂熱與左傾思想，把追求獨立建國和半生不熟的馬列主義混在一起，成立了PKK，從此為鄰近各國帶來無限困擾。初期以暗殺土國官員、在海外土耳其使領館放置炸彈為主要鬥爭手段。</text:span></text:p>
      <text:p text:style-name="P2"><text:span text:style-name="T2">　　前蘇聯崩盤後，PKK不再提共產主義，強調伊斯蘭教義，甚至利用婦女做犧牲品。土耳其政府調查結果，1990年代後期15件自殺炸彈案中，竟有11件是婦女幹的。所以美國、歐盟、與北大西洋公約組織先後都將PKK列入「恐怖組織」名單。</text:span></text:p>
      <text:p text:style-name="P2"><text:span text:style-name="T2">　　兩伊戰爭時，雙方都利用PKK去擾亂土耳其的政軍機構。1999年，阿波在非洲肯亞被希臘安全單位捕獲，要遣送回希臘時，美國中央情報局和土耳其國家安全局竟然聯手演出一場電影式的劫機，把他搶回土國受審，被判處死刑。</text:span></text:p>
      <text:p text:style-name="P2"><text:span text:style-name="T2">　　阿波向歐洲人權法庭申訴，土耳其自知理虧，迫於國際輿論壓力，把死刑減為無期徒刑。失去了領導人的PKK乃逐漸轉變策略，PKK在首領被捕時與去年9月，兩次片面宣布對土耳其「停戰」。但土國總理厄爾多安說：「僅國家間才有停戰，我們與恐怖團體之間，沒有停戰那類名詞。」</text:span></text:p>
      <text:p text:style-name="P2"><text:span text:style-name="T2">　　今年7月土國選舉國會議員，PKK公然恫嚇在庫德族聚居區內的其它民族不要出來競選，否則會「面臨死亡」。土國政府資料顯示，自1 984年迄今，因PKK行動喪生人數達3萬7000人，其中僅4568為軍人，其餘都是無辜的老百姓。</text:span></text:p>
      <text:p text:style-name="P2"><text:span text:style-name="T2">　　美國也不能脫卸責任。我看到《紐約客》雜誌報導，美國從兩伊戰爭時起，就支持PKK在伊朗境內的分支機構PJAK。英國《每日電訊報》專訪PKK軍事首領Murat Karayilan時，後者坦承他與美國官員經常在伊拉克北部會晤，接受美國資助，鼓動伊朗境內庫德人與德黑蘭政府作對。</text:span></text:p>
      <text:p text:style-name="P2"><text:span text:style-name="T2">　　這次危機發生在9月29日，PKK游擊隊越境在土耳其的Strnak鎮伏擊一輛小巴士，造成13人喪生，其中7人是自衛隊員。依照國際法，土國軍隊本可行使現場追捕權（right of hot pursuit）直接進入伊拉克，總算自知克制。</text:span></text:p>
      <text:p text:style-name="P2"><text:span text:style-name="T2">　　美國已在斡旋，原想阻止土軍越境攻入伊拉克北部。因為兩國不可能為一場無意義的邊境衝突開戰；土耳其作為北大西洋公約會員國，也無法過份責難風雨飄搖的伊拉克民選政府。但現在加入了莫名其妙的亞美尼亞種族屠殺案，把問題越搞越複雜，難以收場了。</text:span><text:span text:style-name="T3"><text:line-break/></text:span></text:p>
      <text:p text:style-name="P1"><text:span text:style-name="T2">陳真 | 2007.10.21 00:50 | </text:span><text:span text:style-name="T1">#</text:span></text:p>
      <text:p text:style-name="P3"><text:span text:style-name="T2">除了罵它不會有生命危險與牢獄之災之外,民進黨的一切作為與昔日國民黨不但沒有什麼兩樣,甚且變本加厲,連過去妝點門面的表面矜持與形式正義都省了,吃相難看,毫無羞恥心.</text:span></text:p>
      <text:p text:style-name="P3"><text:span text:style-name="T2">陳真</text:span><text:span text:style-name="T3"><text:line-break/></text:span><text:span text:style-name="T2">........................</text:span></text:p>
      <text:p text:style-name="P3"><text:span text:style-name="T2">東森</text:span><text:span text:style-name="T3"><text:line-break/><text:line-break/></text:span><text:span text:style-name="T2">入聯／上級施壓！　24年超然的科博館也淪陷了...</text:span></text:p>
      <text:p text:style-name="P3"><text:span text:style-name="T2">更新日期:2007/10/20 16:50 記者:記者陳佳鈴、江志男／台中報導</text:span></text:p>
      <text:p text:style-name="P3"><text:span text:style-name="T2">政府宣傳入聯公投，連學術單位國立科學博物館也淪陷了！ 從兩個禮拜前，科博館的外牆上高掛兩幅入聯公投的布幔，還特地選在遊覽車下車的後門，經過民眾發現的都議論紛紛。向來都和政治力SAY NO的科博館表示也很為難！因為預算掌握在教育部手上，對於上級的要求，只能照辦。</text:span></text:p>
      <text:p text:style-name="P3"><text:span text:style-name="T2">「牽手護台灣、加入聯合國」兩幅將近7公尺高的布幔，就掛在科博館的外牆上，懸掛的地點位在科博館的後門，也是遊覽車下車的地點，掛在後門似乎有特別用意，不過可能是布幔太高，加上陽光折射，路過的民眾很不給面子，頭連抬都不抬，記者詢問後不是說沒注意，就是說現在才看到。</text:span></text:p>
      <text:p text:style-name="P3"><text:span text:style-name="T2">10分鐘內至少100人經過，算算抬頭看見這項政府宣言的人，卻不到個位數，術單位扯入政治色彩，大多數民眾都有不好的觀感。科博館遊客說，這個地方掛一個跟博物館主題不相關的布條，其實沒有太大的意義，反而會覺得很突兀。</text:span></text:p>
      <text:p text:style-name="P3"><text:span text:style-name="T2">民眾之所以這麼反彈，是因為過去兩任館長歷經國民黨民進黨執政時期，政治人物想藉場地宣傳，館方全部拒絕，如今連科博館都失守了，掛了和主題一點都不相關布幔，館方說有苦難言。</text:span></text:p>
      <text:p text:style-name="P3"><text:span text:style-name="T2">科博館督導張元星說，科博館本來也不想掛，但上級單位(教育部)一直要求我們，我們也不能置之不理。據了解原本教育部計劃掛的布幔更大更長，教育部是上級單位又掌管預算，這麼尷尬的超級任務，下屬單位無奈只能照辦，也讓堅守了24年的科博館，在這股政治漩渦裡也淪陷了。</text:span><text:span text:style-name="T3"><text:line-break/></text:span></text:p>
      <text:p text:style-name="P1"><text:span text:style-name="T2">陳真 | 2007.10.21 00:34 | </text:span><text:span text:style-name="T1">#</text:span></text:p>
      <text:p text:style-name="P2"><text:span text:style-name="T2">剛刪掉愛台灣的阿西之留言一則.</text:span></text:p>
      <text:p text:style-name="P2"><text:span text:style-name="T2">一個人可以有任何一種立場或思維,但一直到現在,憑良心講,我真的還不曾遇過一個思考議論能力良好的愛台灣人士. 你幾乎可以把所謂愛台灣和阿西畫上等號.</text:span></text:p>
      <text:p text:style-name="P2"><text:span text:style-name="T2">他們有 "傑出" 的鬥爭與傷人能力,卻完全沒有思考及辯論能力. 或許這並不是因為他們智商很低,而主要是因為他們擁抱一種無法經由理性辯護的立場,於是只好用一種針對個人或特定族群進行鬥爭的方式去維護一種道德上或甚至邏輯上都不可能維護的政治立場與偏執.</text:span></text:p>
      <text:p text:style-name="P2"><text:span text:style-name="T2">這樣一種妖氣,就跟往日 "我愛中華" 一樣,終將煙消雲散,因為它缺乏一種說服力與內在邏輯;它只能訴諸狂熱與某種排外情緒甚至仇恨,就像昔日紅衛兵想打倒傳統文化與西方文化一樣,用各種邪惡手段對付異己,短時間內呼風喚雨,不可一世,但從歷史眼光來看卻極其短暫.</text:span></text:p>
      <text:p text:style-name="P2"><text:span text:style-name="T2">可悲的是,就跟絕症一樣,它之消散往往帶走半條命,就像文革十年對中國的傷害一樣,台灣目前就是處在這樣一種病情迅速惡化的階段.</text:span></text:p>
      <text:p text:style-name="P2"><text:span text:style-name="T2">如果詩能救世界,事實上 "邏輯" 也一樣能救世界,當我們具有良好的思考能力與見識,我們就不容易被政客或各種妖言所迷惑.</text:span></text:p>
      <text:p text:style-name="P1"><text:span text:style-name="T2">陳真 | 2007.10.17 23:47 | </text:span><text:span text:style-name="T1">#</text:span></text:p>
      <text:p text:style-name="P3"><text:span text:style-name="T2">這也是一封給院內的公開信:</text:span></text:p>
      <text:p text:style-name="P3"><text:span text:style-name="T2">..........</text:span></text:p>
      <text:p text:style-name="P3"><text:span text:style-name="T2">謝謝林醫師指教.</text:span></text:p>
      <text:p text:style-name="P3"><text:span text:style-name="T2">古時候有個人叫葉公, 是龍的粉絲, 很喜歡龍, 逢人便談龍, 歌頌龍的偉大與美麗, 希望大家都要愛龍, 龍龍龍讚美個不停, 龍在天上聽久了, 很感動, 於是就由天上下凡出現在葉公面前, 葉公一看卻嚇壞了. 這就是成語 “葉公好龍” 的由來.</text:span><text:span text:style-name="T3"><text:line-break/><text:line-break/></text:span><text:span text:style-name="T2">我的感覺也是這樣. 之前待過的醫院大多整天談錢, 沒遇過這麼喜歡談道德與價值的醫院, 讓我不知道是否該表示 “感動”. 不但有 “價值觀”, 還有 “核心價值” 和 “使命” 與 “願景” 等等, 既重視 “健康尊嚴”, 而且 “健康至上” “生命無價” 等等, 這樣還不夠, 還有更高難度的 “正直誠信”. 這樣一些漂亮話, 半年多來, 科內科外還有各種email 和slide, 聽了看了恐怕不下三十次.</text:span><text:span text:style-name="T3"><text:line-break/><text:line-break/></text:span><text:span text:style-name="T2">大門口不是還有一座浩浩蕩蕩的 “倫理牆” 嗎? 牆上寫滿人類各種崇高理想與價值. 這樣還不夠, 大夥還必須默背外加申論題. 除此之外, 還有主管們所經常 “分享” 的各種員工美德講義等等, （一般員工大概沒這膽子 “分享” 這類道德教誨與良好行為規範）, 彷彿你得小心言行, 做一個好國民好員工, 千萬不要有著美德講義中所批評的諸多不良特質.</text:span><text:span text:style-name="T3"><text:line-break/><text:line-break/></text:span><text:span text:style-name="T2">這些話如果聽三次五次, 倒也罷了, 就當做沒聽見吧, 可是, 當一組崇高的道德辭彙反覆聆聽三十次五十次時, 為了避免心靈分裂的危險, 我就不禁想問問: 此話當真? 如果當真, 那你真的知道自己在講什麼嗎? 如果當真, 還會這樣那樣考試或整天掛在牆上或嘴上而不見實踐嗎? 如果當真, 那我們是否應該嚴肅認真地面對各種與此相違背的院內普遍現象或文化? 邏輯上, 你總不可能三令五申要大家對道德與價值當真並時時謹記在心, 但卻又同時希望大家不要太當真, 馬馬虎虎隨便聽聽說說便罷.</text:span><text:span text:style-name="T3"><text:line-break/><text:line-break/></text:span><text:span text:style-name="T2">華人一般不敢表示意見, 並不是因為我們沒有想法, 而是因為大家都很有歷史感,歷史告訴我們, 所謂 “歡迎提出意見” 往往是個陷阱, 講真心話通常是會倒楣的. 這也許正是為什麼我在私下總是會接到不少同事的來信或者邀約當面談話, 熱切地發表各種見解或感想或反彈, 但他們卻從不願公開表示意見, 他們說, 這需要 “道德勇氣”. 可是, 為什麼公開發表意見需要勇氣冒著什麼危險呢?</text:span><text:span text:style-name="T3"><text:line-break/><text:line-break/></text:span><text:span text:style-name="T2">這醫院顯然有著一種很壓抑的氣氛, 甚至可說噤若寒蟬, 特別是權力位階越低者, 簡直完全沒有對道德事物發表談話的餘地, 只能單向聽訓! 可是, 知識有專家, 在道德與價值面前卻人人平等.</text:span></text:p>
      <text:p text:style-name="P3"><text:span text:style-name="T2">我之前沒待過公家醫院, 不知道是否公家醫院都這樣? 私下八卦非常非常多, 反彈很激烈, 甚至講起壞話簡直不堪入耳, 但讓我很驚訝的是, 公開時彼此卻又嘻嘻哈哈打成一片, 溫馨得不得了, 對上級各種措施更是一概擁護, 但私下絕非如此.</text:span><text:span text:style-name="T3"><text:line-break/><text:line-break/></text:span><text:span text:style-name="T2">我的異議不外就是基於這樣的一種 “葉公好龍” 背景, 如果大家真的這麼喜歡龍, 那我們就請龍現身吧, 看看真實的龍跟掛在牆上或嘴巴上的龍是否長得一樣.</text:span><text:span text:style-name="T3"><text:line-break/><text:line-break/></text:span><text:span text:style-name="T2">不過, 再怎麼說, 我都沒有冒犯任何人之意, 還請相關人等原諒. 若依真實情況, 我的每個句子背後其實都該打上一個微笑, 而不是咬牙切齒. 不過, 喜歡數學的人往往有點人面獸心, 有著跟禽獸一樣的心 (我是說飛禽走獸), 感情很直接, 對就說對, 錯就說錯, 喜歡就說喜歡, 不喜歡就說不喜歡, 不會拐彎抹角, 不擅外交詞令. 今天若是面對面談話, 或許你們就會知道這些犀利的雄性話語背後, 不過是一顆柔弱似女子的心.</text:span><text:span text:style-name="T3"><text:line-break/><text:line-break/></text:span><text:span text:style-name="T2">之前傳過一篇 “非暴力: 一個愛情故事” 的文章在這 mailing list上, 裏頭批評王崇堯教授 (同時也是王牧師) 不惜與中國打仗的想法, 但各位可能不相信, 王老師一家人與我夫妻倆交情甚篤, 他在劍橋當訪問學者一年, 我和我太太是他家常客, 晚餐經常在他家解決, 無所不談.</text:span><text:span text:style-name="T3"><text:line-break/><text:line-break/></text:span><text:span text:style-name="T2">之前我還寫過一篇文章好像叫做什麼 “告白” 的, 流傳甚廣, 批評盧俊義牧師等人之 “愛台灣” 愛到有點歇斯底里, 不明就裏的人可能會以為我們有仇, 但事實上我與盧牧師相識超過20年.</text:span><text:span text:style-name="T3"><text:line-break/><text:line-break/></text:span><text:span text:style-name="T2">近幾年我還寫過許多文章登在報上批評林義雄的種種言行, 但是, 我出國留學申請劍橋的推薦人之一, 正是林義雄. 林宅血案後, 他曾在劍橋當過一年研究員; 不但替我寫推薦信, 而且還因為我經濟狀況一直很不好 (大學助學貸款畢業後當了四年醫師才終於還清), 出國前他還寄來一大筆錢, 前後幾次加起來十幾萬. 我太太一度返國沒地方住, 就住在他家.</text:span><text:span text:style-name="T3"><text:line-break/><text:line-break/></text:span><text:span text:style-name="T2">我要說的是, 不要把批評看成一種攻擊或什麼不溫馨不和諧; 就像治病一樣, 醫生除了指出問題, 不需讚美病人頭髮烏黑柔順牙齒潔白身材誘人, 同樣地, 一個機構的進步是透過內部的檢討辯駁與批評, 查找問題所在, 而不是透過報喜不報憂或各種言不由衷的官樣文章, 甚至進而敵視異議, 或使心懷異議者噤若寒蟬. 長久下來, 這只會使機構萎縮落伍, 而不是使之茁壯成長.</text:span><text:span text:style-name="T3"><text:line-break/><text:line-break/></text:span><text:span text:style-name="T2">實證經驗告訴我們, 凡是 “異議” 越能呈現的社會或機構, 也往往越趨於穩定, 越能蓬勃發展. 美國這國家雖然外交政策很可惡, 但你很難否認它的強大一部份是因為它建立了一種高度異質卻又能容忍異議的文化.</text:span><text:span text:style-name="T3"><text:line-break/><text:line-break/></text:span><text:span text:style-name="T2">相反地, 北韓同質性很高, 舉國上下一片溫馨, 少有不同聲音, 但我們很難想像這樣的社會能穩定成熟地發展. 正如達爾文理論, 它之高度同質性且壓抑突變種, 使它缺乏了一種應變外在刺激的珍貴能力.</text:span><text:span text:style-name="T3"><text:line-break/><text:line-break/></text:span><text:span text:style-name="T2">至於人與人之間, 我當然希望人與事能徹底分開. 比方說我很不喜歡心理分析, 我比較相信生物精神醫學, 但我有許多同行好友卻整天搞心理治療心理分析, 我對他們說這些東西很沒營養, 簡化了心靈與大腦的複雜, 但他們並沒有因為我批評了他們的最愛而對我不滿, 或許這是因為他們知道我的批評對象是事而不是人.</text:span><text:span text:style-name="T3"><text:line-break/><text:line-break/></text:span><text:span text:style-name="T2">總之, 請諸位別介意. 我也不太好意思打擾諸位信箱, 但我常想起一句古希臘諺語: “人類的知識與智慧是透過不斷的辯駁而增長”. 今天如果我們所面對的只是一種技術問題, 那很好辦, 只要開個會交待分配一下工作任務就解決了, 但如果今天我們面對的是一種文化或一種價值觀或甚至道德問題, 光是靠開會或 “震怒” 恐怕無法解決. 一個東西是如何被建構, 它就只能如何被解構, 就像打開許多死結一樣, 只能循著纏繞糾結的原路, 緩慢繁瑣嘮嘮叨叨地逐步解開每一個結.</text:span><text:span text:style-name="T3"><text:line-break/><text:line-break/></text:span><text:span text:style-name="T2">過去當過黨外雜誌編輯, 常寫稿, 有時覺得挺無奈, 因為我又不是什麼學者專家, 我當時只不過是個醫學系大三學生, 能懂得什麼呢? 於是我常想起林義雄當時寫在黨外雜誌的一篇文章叫 “笨鳥先飛”, 簡單說就是拋磚引玉. 我們常寫並不是因為我們喜歡寫或以為自己很行, 不是這樣, 我們帶頭寫或帶頭衝, 不過只是因為野人獻曝笨鳥先飛.</text:span><text:span text:style-name="T3"><text:line-break/><text:line-break/></text:span><text:span text:style-name="T2">林義雄的原文是這麼說的, 他說: “每當我感到疲憊不堪, 感到這不是我的能力所能負荷時, 我總是以 ‘笨鳥先飛’ 這句話來勉勵自己, 我希望背後有許多更優秀的鳥兒隨著起飛.” 這話一直讓我蠻感動的.</text:span><text:span text:style-name="T3"><text:line-break/><text:line-break/></text:span><text:span text:style-name="T2">正如古希臘人所指出, 知識或智慧的增長需要一種議論辯駁的 “空間”. 但這空間並不是乖乖在那邊等著我們來享受, 這空間往往是經由各種異議之堅持不懈而開創出來的. 總得有一些不知愛惜羽毛甘願自毀前程或甚至不要命的烏鴉跌跌撞撞起飛, 或許才會揮灑出那麼一片自由開闊的天空. 在這片天空下, 心靈得以解放, 就如林義雄生平最愛的羅素那句話: “我嚮往一個充滿喜樂的世界, 在那裡, 心靈得以擴展, 希望無窮”.</text:span><text:span text:style-name="T3"><text:line-break/><text:line-break/></text:span><text:span text:style-name="T2">陳真 2007. 10. 17</text:span></text:p>
      <text:p text:style-name="P1"><text:span text:style-name="T2">陳真 | 2007.10.17 07:22 | </text:span><text:span text:style-name="T1">#</text:span></text:p>
      <text:p text:style-name="P2"><text:span text:style-name="T2">民進黨為選舉搞什麼入聯,它媽的什麼時候變成什麼 "全民期盼"! 天底下會有什麼政策是全民期盼的?</text:span></text:p>
      <text:p text:style-name="P2"><text:span text:style-name="T2">只要是政府政策就是全民期盼,要怎麼搞都行? 這些可恥的政客! 張俊雄還是我加入黨外公政會的介紹人哪.</text:span></text:p>
      <text:p text:style-name="P2"><text:span text:style-name="T2">若真的要以台灣名義加入聯合國,應該先改國號為台灣不是嗎? 純粹騙人的選舉把戲.要怎麼騙人我都沒意見,但不能侵犯個人自由與財產.這些人不是不懂,而是根本不在乎. 他們在乎的只是個人權力和利益.</text:span></text:p>
      <text:p text:style-name="P2"><text:span text:style-name="T2">陳真</text:span></text:p>
      <text:p text:style-name="P2"><text:span text:style-name="T2">...............</text:span><text:span text:style-name="T3"><text:line-break/></text:span><text:span text:style-name="T2">央廣</text:span><text:span text:style-name="T3"><text:line-break/><text:line-break/></text:span><text:span text:style-name="T2">郵件蓋入聯郵戳 張揆：無法參加國際組織應被瞭解</text:span></text:p>
      <text:p text:style-name="P2"><text:span text:style-name="T2">更新日期:2007/10/16 11:39 記者:張嘉芳</text:span></text:p>
      <text:p text:style-name="P2"><text:span text:style-name="T2">為了配合政府宣導加入聯合國政策，台灣郵政公司日前也在一般郵件上加蓋中、英文版本的入聯戳章，卻引發侵害個人隱私的疑慮。對此，行政院長張俊雄16日表示，入聯是政府政策，也是全台灣2,300萬民眾共同期盼，台灣必須讓世界知道無法參與國際組織的限制與不平等。</text:span></text:p>
      <text:p text:style-name="P2"><text:span text:style-name="T2">為配合推動加入聯合國，台灣郵政公司也從10月5日開始，在國內互寄與寄到國外的信件上，蓋上中文「加入聯合國」以及英文「UNforTaiwan」戳章，此舉引發在野陣營強烈不滿，認為台灣郵政拿人民納稅錢幫民進黨做事。</text:span></text:p>
      <text:p text:style-name="P2"><text:span text:style-name="T2">對此，行政院長張俊雄表示，政府從1993年開始就持續進行入聯活動。雖然目前還沒有辦法達到預期效果，不過當前台灣主流民意就是入聯，這不但是政策，也是全民期盼。因此，他認為這是一件很正當的事。張俊雄強調，台灣無法參與國際組織，有必要讓全世界知道。張俊雄：『因為我們沒有辦法加入國際組織，不管是我們的傳染病，也不管很多我們對外的溝通都被限制，事實上加入國際組織是一件非常重要的事，這個是全民，也事實上國家需要，而且也是長期以來奮鬥的一個目標，應當讓人共同來瞭解我們當前的情形。』</text:span></text:p>
      <text:p text:style-name="P2"><text:span text:style-name="T2">但國民黨陣營仍舊砲聲隆隆，批評台灣郵政亂搞。台灣郵政公司總經理吳民佑則一再強調，一般郵件加蓋入聯戳章是配合政府政策，並沒有侵犯個人隱私權的問題。</text:span><text:span text:style-name="T3"><text:line-break/></text:span></text:p>
      <text:p text:style-name="P1"><text:span text:style-name="T2">陳真 | 2007.10.17 07:14 | </text:span><text:span text:style-name="T1">#</text:span></text:p>
      <text:p text:style-name="P3"><text:span text:style-name="T2">東森</text:span></text:p>
      <text:p text:style-name="P3"><text:span text:style-name="T2">入聯／不滿私信被蓋戳　陶維極：美國會蓋布希加油嗎？！</text:span><text:span text:style-name="T3"><text:line-break/></text:span><text:span text:style-name="T2">更新日期:2007/10/16 15:25 記者:政治中心／綜合報導</text:span><text:span text:style-name="T3"><text:line-break/><text:line-break/></text:span><text:span text:style-name="T2">臺灣郵政擅自在私人信件上蓋UN FOR TAIWAN戳章，惹惱了外籍老師陶維極，這一位在台灣住了30多年的英文老師大罵，這是獨裁國家才會出現的事。他也認為，從台灣到美國高喊著「UN FOR TAIWAN」的入聯口號，英文文法更是錯得離譜。</text:span></text:p>
      <text:p text:style-name="P3"><text:span text:style-name="T2">英文老師陶維極表示，「好比譬如說，下一次布希要連任，他可不可能叫美國郵局在信封上面蓋說：布希加油，這不可能，有的話，馬上就下台，因為這個是違反，你沒有爭取人家的同意。」</text:span></text:p>
      <text:p text:style-name="P1"><text:span text:style-name="T2">陳真 | 2007.10.17 07:10 | </text:span><text:span text:style-name="T1">#</text:span></text:p>
      <text:p text:style-name="P2"><text:span text:style-name="T2">只要是政府政策,人民就必須奉上私人財物配合宣傳?</text:span></text:p>
      <text:p text:style-name="P2"><text:span text:style-name="T2">有這樣的官員真是很可悲,台灣離民主還有十億八千萬光年. 這些喝過洋墨水的人不可能不懂這些民主法治的 ABC,而是一朝權在手便把令來行.</text:span></text:p>
      <text:p text:style-name="P2"><text:span text:style-name="T2">陳真</text:span><text:span text:style-name="T3"><text:line-break/></text:span><text:span text:style-name="T2">=================</text:span></text:p>
      <text:p text:style-name="P2"><text:span text:style-name="T2">東森</text:span><text:span text:style-name="T3"><text:line-break/><text:line-break/></text:span><text:span text:style-name="T2">入聯／外國人不滿信件蓋戳　謝志偉公佈電話：歡迎來討論</text:span><text:span text:style-name="T3"><text:line-break/></text:span><text:span text:style-name="T2">更新日期:2007/10/16 10:12 記者:政治中心／台北報導</text:span><text:span text:style-name="T3"><text:line-break/><text:line-break/></text:span><text:span text:style-name="T2">入聯郵戳太鴨霸？一位住在台灣超過40年的外國人陶維極，因為不滿寄往美國的私人信件強遭郵局加蓋入聯戳章，透過媒體向政府抗議。對此，新聞局長謝志偉16日上午強調，入聯是國家和政府的政策，他也同時公佈電話，強調如果這位外國朋友有意見，「歡迎來討論」。</text:span></text:p>
      <text:p text:style-name="P2"><text:span text:style-name="T2">因為愛上台灣的文化和人情味，已經住在台灣超過40年的外國人陶維極，因為一封寄往美國給未婚妻的信件，遭蓋台灣入聯郵戳，高分貝透過媒體表達權益遭侵犯的不滿。</text:span></text:p>
      <text:p text:style-name="P2"><text:span text:style-name="T2">一口標準國語，陶維極不滿地表示，「很荒謬也很丟臉，因為這完全不是我的立場！」陶維極寄信給住在美國的未婚妻，透過未婚妻的提醒，才發現竟然有這樣的事情，他也強調，這是私人的信件，不是政府機構的信件，不應該被蓋上政府的政策郵戳，「這種作法是獨裁的作法。」</text:span></text:p>
      <text:p text:style-name="P2"><text:span text:style-name="T2">對於外國朋友的不滿，謝志偉今天相當嚴肅回應表示，蓋上台灣入聯的郵戳並不是問題，因為這正是為台灣而用，尤其是入聯是國家和政府的政策，意義就和反菸反毒意思是一樣的。</text:span></text:p>
      <text:p text:style-name="P2"><text:span text:style-name="T2">謝志偉強調，UN for Taiwan 是國家的政策，政府當然會貫徹執行，他也公佈電話「33567700」，歡迎這位外國的朋友，有意見可以前往天津街新聞局辦公室來討論，「NO PROBLEM」！</text:span></text:p>
      <text:p text:style-name="P2"><text:span text:style-name="T2">不滿權益被侵犯的陶維極，同時也指出UN for Taiwan 口號的文法錯誤，強調UN for Taiwan 的翻譯是「給台灣的聯合國」，是「很奇怪的用法」。</text:span></text:p>
      <text:p text:style-name="P2"><text:span text:style-name="T2">據了解，目前台灣由政每天是從國內互寄的郵件中挑出3萬5千封蓋上入聯郵戳，至於寄往海外的則是挑出1500封，不過，寄到大陸的信件則是能免則免，以免遭退件。</text:span><text:span text:style-name="T3"><text:line-break/></text:span></text:p>
      <text:p text:style-name="P1"><text:span text:style-name="T2">陳真 | 2007.10.17 07:05 | </text:span><text:span text:style-name="T1">#</text:span></text:p>
      <text:p text:style-name="P3"><text:span text:style-name="T2">中廣</text:span></text:p>
      <text:p text:style-name="P3"><text:span text:style-name="T2">信被蓋入聯戳章 律師：可告郵局索賠</text:span><text:span text:style-name="T3"><text:line-break/></text:span><text:span text:style-name="T2">更新日期:2007/10/16 13:00</text:span></text:p>
      <text:p text:style-name="P3"><text:span text:style-name="T2">台灣郵政在私人郵件上蓋上「UN for TAIWAN 」的入聯標語，除了引起民眾抗議外，也有可能侵犯民眾的財產權。法界人士表示，由於郵件是屬於通信者的財產，因此民眾如果不能接受這樣的戳章，可以打民事賠償官司，主張郵局侵權、要求賠償。（陳鳳如報導）</text:span></text:p>
      <text:p text:style-name="P3"><text:span text:style-name="T2">媒體報導，台灣郵政從十月五號開始，對國內互寄和寄到國外的信件，每天挑選數萬封蓋上中英文「加入聯和國」的戳章，引來民眾抗議，對此，律師李永然表示，郵局處理民眾信件可以蓋上郵戳，但除了郵戳外，沒有權利再蓋其他的戳章，因此他認為，郵局擅自蓋上除了郵戳之外的戳章，是於法無據的。:「而且每個信封是屬於通信者之間他們的一個財物，信封也是一個財產，所以，像這樣的一個沒有任何依據就在別人的信封上蓋上不一定為別人所接受的戳章，這是屬於一種侵權行為。」</text:span></text:p>
      <text:p text:style-name="P3"><text:span text:style-name="T2">李永然也表示，根據民法第184條，故意或過失不法侵害他人權利的話，是必須要負損害賠償責任的，所以，如果有民眾的信封上被這蓋上這樣的戳章，而民眾不能接受，是可以向郵局主張侵權行為、請求損害賠償。</text:span><text:span text:style-name="T3"><text:line-break/></text:span></text:p>
      <text:p text:style-name="P1"><text:span text:style-name="T2">陳真 | 2007.10.17 07:04 | </text:span><text:span text:style-name="T1">#</text:span></text:p>
      <text:p text:style-name="P2"><text:span text:style-name="T2">很荒唐很可惡吧!</text:span></text:p>
      <text:p text:style-name="P2"><text:span text:style-name="T2">.................</text:span></text:p>
      <text:p text:style-name="P2"><text:span text:style-name="T2">聯合</text:span></text:p>
      <text:p text:style-name="P2"><text:span text:style-name="T2">私人信蓋入聯宣傳章 老外氣炸</text:span></text:p>
      <text:p text:style-name="P2"><text:span text:style-name="T2">更新日期:2007/10/16 07:20 記者:記者陳俍任、張錦弘／台北報導</text:span><text:span text:style-name="T3"><text:line-break/><text:line-break/></text:span><text:span text:style-name="T2">政府推動入聯，無孔不入，連私人郵件也不放過。</text:span></text:p>
      <text:p text:style-name="P2"><text:span text:style-name="T2">自十月五日起下令，要求台灣郵政針對國內互寄與寄到國外的信件，每天挑選數萬封蓋上中英文的「加入聯合國」、「UN for TAIWAN」戳章，引起民眾嚴重抗議。</text:span></text:p>
      <text:p text:style-name="P2"><text:span text:style-name="T2">補習班外籍老師陶維極向本報投訴，抗議郵局侵犯他的言論自由，擅自在他寄到美國給未婚妻的信件上蓋上「UN for TAIWAN」的入聯標語，他怒指這是獨裁作法，政府不能利用私人郵件當作執政黨宣傳品。</text:span></text:p>
      <text:p text:style-name="P2"><text:span text:style-name="T2">陶維極（Talovich）說，他在台灣的補習班教英文，未婚妻在美國波士頓，兩人時有書信往返。上周四，陶維極寄信到波士頓給未婚妻，未婚妻質疑他為何要蓋這個戮章，他才發現私人信件被郵局蓋了不相關的戮章，「完全沒爭取我的同意、違反我本人立場、侵犯我發言權、冒犯我的言論自由。」</text:span></text:p>
      <text:p text:style-name="P2"><text:span text:style-name="T2">他表示，如果是政府的宣傳品，要怎麼蓋都沒關係；可是在私人信件上擅自蓋章，就太荒謬了，這在美國是不可能發生的。</text:span></text:p>
      <text:p text:style-name="P2"><text:span text:style-name="T2">一個好國民應思索時事、凝聚成意見，只要不造謠、不誹謗、不教唆犯罪，每個人都有言論自由，「民主政府不能箝制民眾發言權；同理，民主政府不可以強迫人民說他不想說的話。」</text:span></text:p>
      <text:p text:style-name="P2"><text:span text:style-name="T2">他指出，「唯一可以安慰的是，這句不成文的英文，外國人一定看不懂。UN for TAIWAN應該是聯合國送給台灣的意思，但新聞局長還說這句英文沒問題，實在看不懂，這不是英文。」</text:span></text:p>
      <text:p text:style-name="P2"><text:span text:style-name="T2">「但是政府侵犯我們的權利，大家要注意。」陶維極認為，不管你贊成公投與否，政府不能利用私人郵件來幫執政黨宣傳，「這是獨裁作法」。</text:span></text:p>
      <text:p text:style-name="P2"><text:span text:style-name="T2">這項政策要持續到十二月底，但有律師指該做法可能有違法之嫌，也有民眾指郵局是侵犯老百姓言論自由，揚言對台灣郵政提告。</text:span><text:span text:style-name="T3"><text:line-break/></text:span></text:p>
      <text:p text:style-name="P1"><text:span text:style-name="T2">陳真 | 2007.10.17 06:47 | </text:span><text:span text:style-name="T1">#</text:span></text:p>
      <text:p text:style-name="P3"><text:span text:style-name="T2">(續之前的 “像信仰上帝那樣信仰你的志業”)</text:span></text:p>
      <text:p text:style-name="P3"><text:span text:style-name="T2">那篇 “做一個成事的人”, 通篇無一字談到與顧客或與工作本身的關係. 我想那不是在教人如何成事, 而是教人如何 “成功”, 更精確地說, 是在教你如何 “混得開”, 如何成為一個受上級喜歡的人. 但這並不必然意味著你成就了什麼事.</text:span></text:p>
      <text:p text:style-name="P3"><text:span text:style-name="T2">每一個機構都會有上級, 但上級並不是你真正應該效忠的對象, 你該效忠的是顧客是你的工作本身, 而不是上級. 我常想, 如果把我們對上級的那般 “戒慎恐懼” 的心理, 只要轉化其千分之一到顧客或病患身上, 台灣整個醫療品質將大大改觀.</text:span></text:p>
      <text:p text:style-name="P3"><text:span text:style-name="T2">上回我批評那份什麼使命願景核心價值的考卷, 真是很莫名其妙, “核心價值” 的 “標準答案” 之一是 “健康尊嚴”, 而 “價值觀” 的 “標準答案” 則是 “生命無價”. 一個人如果 “”””””””””””真的”””””””””””””在乎這些字眼, 難道他看了之後不會生氣? 誰能理解這樣一些莫名其妙的 “標準答案”? 為什麼 “健康尊嚴” 有別於 “生命無價”? 這兩者有什麼概念上的不一樣嗎? 為什麼 “價值觀” 卻又有別於 “核心價值”? 難道 “價值觀” 所列舉的那幾個 “標準答案” 不算 “核心”, 而只是一種邊緣價值?</text:span></text:p>
      <text:p text:style-name="P3"><text:span text:style-name="T2">唸過三民主義的人知道那種極度的反智與言不由衷, 不就正是如此嗎? 記得以前考大學常被迫回答一些蠢問題, 比方說什麼民權主義的 “特質” 有哪六大項, 民權主義的 “本質” 又有哪五大項, 民權主義的 “精神” 有哪兩點, 民權主義的“特色” 又是什麼…諸如此類, 真是反智到極點! “特質”、“本質” 或 “特色” 或 “精神” 難道有什麼不一樣? 要求全院員工默背這樣一些什麼台大醫院的 “核心價值” 是哪幾點, “價值觀” 又是哪幾點, 不也一樣反智與言不由衷? 這些概念本身根本毫無差異不是嗎? 為什麼要這樣傷害人們對諸多道德信念的尊重與信任?</text:span></text:p>
      <text:p text:style-name="P3"><text:span text:style-name="T2">你不可能用不美的方式追求美, 同樣地, 你也不可能用不正直的方式追求正直或以不道德的方式追求道德. 當你用這樣一些反智兼莫名其妙的考試方式來做事時, 你已經傷害了你所強迫人們默背寫下的那些珍貴德性.</text:span></text:p>
      <text:p text:style-name="P3"><text:span text:style-name="T2">記得郝柏村擔任行政院長時, 要求學生一定要誠實, 為此各級學校開始巴結上級, 要求學生默背行政院所頒佈的 “誠實信條”, 我記得一共有七大項二十六條. 凡是不把誠實當一回事的學生都考了滿分. (聽說本月十九號要來給虎尾分院開幕剪綵的陳水扁肯定可以當誠實信條的指導教授了).</text:span></text:p>
      <text:p text:style-name="P3"><text:span text:style-name="T2">今天, 台大醫院如果真的把 “正直誠信” 當成什麼 “核心價值”, 那他應該徹查哪些員工作弊做答才對, 接著應該要追究責任看這是誰的點子, 因為如果我們在乎正直, 將不會如此糟蹋道德信念, 用一種很不正直的方式強迫員工默背做答 “正直誠信” 四個字做為 “標準答案”.</text:span></text:p>
      <text:p text:style-name="P3"><text:span text:style-name="T2">那就好像一個誠實的小孩, 他如果真的相信誠實, 他將不會相信什麼行政院的 “誠實信條”, 更不會相信什麼誠實必然只能區分成七大項二十六條. 這樣的考試其實只是在告訴他: “這些全是在放屁, 上級交待的, 你就別當真, 乖乖做答吧!”</text:span></text:p>
      <text:p text:style-name="P3"><text:span text:style-name="T2">任何機構都該服從上級, 但服從是服從其工作範圍內的合法合理之行政命令, 而不是服從其特殊或甚至怪異的道德詮釋. 你能在臨床上要求我盡量做各種配合, 但你不能要求我傷害道德信念或傷害美感去做一些很蠢很不正直而且自欺欺人的文書作業. 難道不是正因為我相信並且在乎正直誠信及生命無價等等這些道德信念, 所以我不應該用一種莫名其妙言不由衷的方式去傷害它.</text:span></text:p>
      <text:p text:style-name="P3"><text:span text:style-name="T2">我實在不知道 “健康尊嚴” 和 “生命尊嚴” 以及 “生命無價” 等等幾個詞彙彼此之間有什麼概念上的不同而必須分類為 “核心價值” 與 “價值觀” 兩組不同的標準答案. 我更不相信這些東西竟然會有個什麼標準答案. 哪個醫院不應該正直誠信呢? 哪個醫院不應該尊重生命呢?</text:span></text:p>
      <text:p text:style-name="P3"><text:span text:style-name="T2">前些天有別科的護士同事大概是看我文筆流暢, 跑來請我幫她出點子, 說那考卷好像要再考一次, 她要問我最後一題 “申論題” 該怎麼寫才能拿高分, 那題好像是問說 “我該如何努力工作來配合本院的各大核心價值與使命願景等等”, 我說我只寫了 “拒答” 兩個字. 那護士很訝異, 似乎完全不知道我在說什麼, 於是我就沒再多說.</text:span></text:p>
      <text:p text:style-name="P3"><text:span text:style-name="T2">前幾天院方有人傳話跟我說, 這考試是為了迎合評鑑作業不得不然（聽說必須有百分之八十的員工正確做答才合格）. 可是, 正直是不該任意有條件的, 否則我們永遠都能找到各種不正直的藉口. 個人層面可以諒解, 一個人為了考個好成績被迫迎合反智的 “三民主義” 考試無可厚非, 但一個機構實在不該主動去傷害所屬成員對於那些美好價值的信仰或尊重.</text:span></text:p>
      <text:p text:style-name="P3"><text:span text:style-name="T2">任何一個人的道德信念之所以能獲得尊重, 必然是因為當事人實踐了它, 而不是因為當事人 “說” 出了 “正確答案”. 實踐是很重要的, 一個人並不會因為正確寫下 “我愛你” 三個字就能成就一段偉大愛情; 他得為 “愛” 這個字付出各種代價才行.</text:span></text:p>
      <text:p text:style-name="P3"><text:span text:style-name="T2">愛情如此, 道德也一樣, 如果不扯爛污（或扯爛污沒被抓到）就等於正直誠信, 那麼, 幾乎所有人都可以如此標榜自己了不是嗎? 如果道德信念只是這麼一些廉價字眼, 那我不知道它有何意義可言? 哪個醫院不是 “正直誠信”? 哪個醫院不是 “尊重生命”? 難道會有醫院說 “本院的核心價值是: 業績第一論文第一賺錢第一”?</text:span></text:p>
      <text:p text:style-name="P3"><text:span text:style-name="T2">過去戒嚴時期, 光是批評政府缺乏兒童醫療保險導致台灣每年有五千名兒童因貧窮而放棄治療致死, 或是批評黑白掛勾虐待數萬雛妓, 光是這樣一些批評就會成為叛亂罪名及陰謀顛覆政府罪名的一部份, 這樣的時代表面上雖然過去了, 但本質上其實還是一樣, 持續說真話的人總是會倒楣. 大家都知道怎麼趨吉避凶, 我也不例外, 但總有些東西比吉凶還重要, 甚至比自己的生命都還重要.</text:span></text:p>
      <text:p text:style-name="P3"><text:span text:style-name="T2">我很抱歉我的批評對某些人可能不公平, 對長官也不敬, 感謝你們的包容與忍耐, 但我畢竟不是抱著惡意來講這些話. 我想說的能歸結為兩個字: “當真”—對那些美好事物當真, 不要傷害人們對它的尊重, 不要光講漂亮話, 要付諸實踐, 要承擔實踐它的代價, 不要講一套做一套.</text:span></text:p>
      <text:p text:style-name="P3"><text:span text:style-name="T2">陳真 2007. 10. 17.</text:span><text:span text:style-name="T3"><text:line-break/></text:span></text:p>
      <text:p text:style-name="P1"><text:span text:style-name="T2">陳真 | 2007.10.17 04:48 | </text:span><text:span text:style-name="T1">#</text:span></text:p>
      <text:p text:style-name="P2"><text:span text:style-name="T2">我所處的工作單位有個 mailing list, 所有員工都會收到. 上面偶而會有 "上級" 發一些教化人心的文章. 但我看十之八九是在腐化人心,看了挺感冒. 底下是今天回給全院的一封信.</text:span></text:p>
      <text:p text:style-name="P2"><text:span text:style-name="T2">陳真</text:span></text:p>
      <text:p text:style-name="P2"><text:span text:style-name="T2">....................</text:span><text:span text:style-name="T3"><text:line-break/></text:span><text:span text:style-name="T2">無意冒犯, 我倒覺得蘇主任傳給大家的 "做一個成事者", 是一篇爛透了的文章, 對人性完全不了解, 不但不了解, 而且充滿有害的誤解. 若真的照此方式去要求自己或要求員工, 恐怕一切將適得其反.</text:span><text:span text:style-name="T3"><text:line-break/><text:line-break/></text:span><text:span text:style-name="T2">人的大腦分成兩半, 但心靈卻只有一個. 若如這文章所說,把各種能力和心靈屬性給對立起來, 一邊是好的, 另一邊是不好的, 比方說什麼理性是健康的正面的,而感性卻是負面的不良的有害於工作的, 這難道不是很荒唐? 一個不帶點感性的人, 如何有可能把工作做好? 一個人若不對工作帶有一種 commitment 的心,如何可能光憑著什麼理性做出決定或做好任何一種服務?</text:span><text:span text:style-name="T3"><text:line-break/><text:line-break/></text:span><text:span text:style-name="T2">不但荒唐,而且自我矛盾. 你不可能一方面壓抑或醜化人性的某些特質,一方面卻又莫名其妙地高度美化另一些特質, 比方說什麼要埋頭苦幹啥也別多說什麼困難都看不見那才是正面的,但是,它的所謂反面, 難道不是照樣也能用同樣的修辭手段描述為謹慎做事不冒進不盲動而且具有發現問題的智慧及指出問題的勇氣?</text:span></text:p>
      <text:p text:style-name="P2"><text:span text:style-name="T2">這(類)文章,在我看來, 全是無聊荒唐的風涼話,對人性對人心對人與人的態度, 充滿偏見,充滿毫無理性的誤解, 這類文章, 往往只是一種缺乏認知意義的修辭(rhetoric),透過修辭, 它儘可美化任何人事物, 也儘可醜化一模一樣的任何一種人事物.</text:span><text:span text:style-name="T3"><text:line-break/><text:line-break/></text:span><text:span text:style-name="T2">不管是企業或非企業,對工作成員的特質要求沒那麼複雜, 不過就是要求一種專業基本素養, 排除各種與專業不符的表現或惡劣態度,而不是講得好像很複雜很可怕,彷彿稍有不慎就會被扣上不良特質的帽子,但事實上那樣一些帽子, 完全可以扣在任何一種行為或任何一個人身上,因為它只是一種修辭,毫無理性,更無感性,充滿偏見與誤解.</text:span><text:span text:style-name="T3"><text:line-break/><text:line-break/></text:span><text:span text:style-name="T2">就好像當一個醫生哪需要講什麼崇高德性或弄出一大卡車什麼正面特質, 你只要做到適當回應病患的需求就行, 不要態度惡劣,不要大喊大叫,不要不理不睬,不要隔空開藥,不要偷懶到連對病人也不願多看一眼,不要別人家的小孩死不完, 不要同樣一個錯誤永遠都改不了, 能夠避免這樣一些惡行,那就ok了. 醫生如此,護士難道不也一樣? 所有類型的員工包括主管在內,不是都一樣?</text:span><text:span text:style-name="T3"><text:line-break/><text:line-break/></text:span><text:span text:style-name="T2">但是,重點絕不是呼籲人心的改變, 而是應貫徹基本要求,盡量以最委婉最不傷人的方式貫徹一切專業基本素養,徹底排除敷衍了事陽奉陰違以及做表面工夫自欺欺人的各種華人固有文化. 就好像闖紅燈就開罰單, 再不聽就再罰更重, 而不是呼籲大家尊重紅綠燈或欣賞紅綠燈的神聖.</text:span></text:p>
      <text:p text:style-name="P2"><text:span text:style-name="T2">至於基本要求以外的部份, 不但不應插手干涉求其一致, 反而更應盡量求取各式各樣的成員特質共冶一堂, 而不是期待大家都服服貼貼都有著一模一樣不痛不癢的什麼 "正面" 特質.</text:span><text:span text:style-name="T3"><text:line-break/><text:line-break/></text:span><text:span text:style-name="T2">專業素養不是什麼了不起的一套學問, 不過就是做什麼就要像什麼, 下了班你要幹啥都行, 但是當你穿著某種制服或行使某種專業角色時, 就要做那角色所該做的事, 凡是與這個專業角色有所違背的言行都應該盡量減少.</text:span><text:span text:style-name="T3"><text:line-break/><text:line-break/></text:span><text:span text:style-name="T2">比方說醫護人員不該總是在護理站或病房走廊大吼大叫,彷彿這裏不是醫院,而是你家客廳可以任你高談闊論. 西方的醫院總是那麼寧靜,連走路都極為輕緩,兩人談話就那兩個人才聽得見, 不會大叫, 不會讓整個病房的人都知道某某床的病人尿液的sample 還沒有留或哪一床的病人幾天沒大便, 更不會以病人的病情取樂或談論其八卦等等. 但是在台灣, 病房卻經常吵鬧不堪,有時我反而覺得當我走到病床邊與病人或家屬談話遠離護理站時才感到一些難得的寧靜.</text:span><text:span text:style-name="T3"><text:line-break/><text:line-break/></text:span><text:span text:style-name="T2">諸如此類的現象,恐怕才是重點. 這是從 "問題面" 來要求, 你當然也能從 "正面" 來要求, 但是, 如果你連最基本的專業表現都做不到, 甚至連一般人的表現都不如, 吵鬧不休或惡行惡狀, 那就更不用說什麼偉大的正面特質了.</text:span><text:span text:style-name="T3"><text:line-break/><text:line-break/></text:span><text:span text:style-name="T2">我爸幾年前曾在奇美住院,我休學返國在醫院當二十四小時特別看護當了幾個月,發現一些護士,她們專注著護理工作的那種神情與態度,讓我一輩子都感激在心. 我甚至覺得她們簡直就真的像天使那樣. 她們並不是嘴巴甜, 不會噓寒問暖,但那種認真嚴肅的工作態度, 我想就算一個重度昏迷的病患恐怕都能感受得到.</text:span></text:p>
      <text:p text:style-name="P2"><text:span text:style-name="T2">最近一年則是在成大神經內科病房和加護病房出入,同樣也遇到一些很好的護士. 一個人的好, 並不是因為他為你做了什麼不得了的事,而是他不管做大事或小事時那種帶著善意與尊重的態度.</text:span></text:p>
      <text:p text:style-name="P2"><text:span text:style-name="T2">但我也同時遇到一些惡護士或惡劣的檢驗人員, 他們倒也不是做了什麼傷天害理的事, 但那種嬉戲不正經的態度,讓人很反感,甚至作威作福彷彿跟一個昏迷的老年病人有仇似的 (她們若知道我也是醫生當然就不敢這樣了,但我盡量都不願表明身份,我不希望享有特權).</text:span><text:span text:style-name="T3"><text:line-break/><text:line-break/></text:span><text:span text:style-name="T2">我相信員工是可以區分好壞的,但區分的方式絕對不是像這篇或這類 "市面上" 盛行的爛文章所說的那樣, 那樣的區分不但是一種幻想,而且是有害的,對人心充滿誤解, 缺乏一種對美醜的鑑賞能力, 分不清什麼是好的美的以及什麼是壞的醜的. 我想那不是在教人如何當一個好員工,而是在教人如何當一個討上級喜歡的員工,關於這一點,實在不需要教,一般人都很擅長不是嗎?</text:span><text:span text:style-name="T3"><text:line-break/><text:line-break/></text:span><text:span text:style-name="T2">我知道有一本書, 聽說在中國廣為流傳, 許多企業或課堂拿它當教材, 英文書名叫做 "calling". 中國翻譯版叫做 "敬業". 該書簡介請見:</text:span><text:span text:style-name="T3"><text:line-break/><text:line-break/></text:span><text:span text:style-name="T2">http://www.langlang.cc/ShowPrice.aspx/pid/1111707.html</text:span><text:span text:style-name="T3"><text:line-break/><text:line-break/></text:span><text:span text:style-name="T2">這書聽說全球有各種語言翻譯, 賣了兩億冊(我懷疑這個數字). 我雖然沒讀過這本書, 但讀過它的一些書評與書中節錄, 在學術上認不認同其各種說法是另一回事, 但我相信它是一本嚴謹動人的好書, 具有說服力. 我所仰慕的一個中國經濟學家茅于軾就很推崇這本書.</text:span><text:span text:style-name="T3"><text:line-break/><text:line-break/></text:span><text:span text:style-name="T2">這書是根據 Max Weber 在其名著 "新教倫理與資本主義精神" 中對於 "職業" 與 "敬業" 的一些看法來引申. calling 翻譯做 "敬業" 沒什麼不對, 但 calling 一詞帶有某種高於人心的更高力量的召喚之意, 有一種宗教性, 正如該書所言, 你要像信仰上帝那樣來看待你所從事的志業或職業!</text:span><text:span text:style-name="T3"><text:line-break/><text:line-break/></text:span><text:span text:style-name="T2">韋伯當年去美國旅行, 見識了這樣一種精神而寫下 "新教倫理與資本主義精神" 這本名著, 我在英國十年的最大感受之一也很類似, 差別只是在於我無能寫出什麼想法.</text:span></text:p>
      <text:p text:style-name="P2"><text:span text:style-name="T2">當我第一次走在英國馬路上, 看他們馬路工人那種工作的神情和態度,讓我很驚訝, 彷彿他們不僅僅是工人, 同時也是藝術家,有著一種藝術家的專注與熱情, 不管他們所從事的工作多麼瑣碎與渺小. 這讓我和我太太一直都感到很不可思議, 十年過去了, 但我們所感受到的震撼迄今未消.</text:span><text:span text:style-name="T3"><text:line-break/><text:line-break/></text:span><text:span text:style-name="T2">要知道啥是好員工其實很簡單, 不妨想像你自己是顧客, 或是建議各級主管或院長副長微服出巡或易容改裝, 假扮成顧客或病人,看你自己滿不滿意,便知道你的員工是好或壞. 當你自己是病人, 當你陷入一種無助或病痛而渴望獲得協助時,你希望別人怎麼待你, 那你就應該那樣待人.</text:span><text:span text:style-name="T3"><text:line-break/><text:line-break/></text:span><text:span text:style-name="T2">可是, 事實上卻往往不是這樣. 比方說, 當病人或家屬越渴望獲得某種協助時, 我們往往不是在情理法容許的範圍內盡可能提供協助, 反倒是更賣力朝反向去抵制或找麻煩, 彷彿對方是個賊需要防範他的什麼不良需求似的. 每次當有同事義不正詞卻很嚴地跟我說哪個病患家屬懷著什麼鬼胎時, 我總是只能陪笑臉沉默以對, 心裏卻有說不出的難過與悲傷. 當一種文化如此根深柢固而普遍, 你總不可能對每個人訴說這些道理.</text:span><text:span text:style-name="T3"><text:line-break/><text:line-break/></text:span><text:span text:style-name="T2">比方說一個家屬想早日辦好殘障手冊獲得補助, 這有什麼錯呢? 這是什麼鬼胎? 你不需要為他們做假, 你儘可依法辦事, 但你不該鄙視這樣一種需求或譴責裏頭小小的心機. 我們自己平常為人處事, 為獲得利益的心機或關切之情, 會比這個更少嗎? 比方說前些日子我值班費少算了兩天, 為此幾乎煩惱得想舉牌抗議.</text:span><text:span text:style-name="T3"><text:line-break/><text:line-break/></text:span><text:span text:style-name="T2">改善上面所說的這些存於公私機構的各種陋習, 在我看來, 比追求什麼崇高表現更重要, 因為如果你連一加一都不會算, 何必老談什麼高等微積分?</text:span><text:span text:style-name="T3"><text:line-break/><text:line-break/></text:span><text:span text:style-name="T2">若有冒犯, 還請諸位原諒. 我並不笨, 我知道在台灣醫界或台灣社會這樣一種環境如何才能討喜, 討得有權勢者或主流人士的歡心,我深知講這樣一些想法一般只會討人厭或招來各種誤解或污名化, 但我不是很在乎這個, 因為改善這些固有問題在我看來比什麼都重要.</text:span><text:span text:style-name="T3"><text:line-break/><text:line-break/></text:span><text:span text:style-name="T2">我之所以長年不厭其煩講這些在西方社會根本不需要再多講的問題是因為: 病患是很弱勢的, 他們往往沉默而無力, 很難維護自己應有的權益, 但我們每個人, 包括自己所愛的親朋好友,都有機會成為弱勢者的一份子, 與其說這是為病患或弱勢者講話, 不如說它同時也是在為我們自己謀福利, 因為一個善待弱勢並且深刻理解人性之豐富與多元的社會環境對所有人都會是有利的.</text:span></text:p>
      <text:p text:style-name="P2"><text:span text:style-name="T2">陳真 2007. 10. 16.</text:span></text:p>
      <text:p text:style-name="P1"><text:span text:style-name="T2">學姊 | 2007.10.16 16:15 | </text:span><text:span text:style-name="T1">#</text:span></text:p>
      <text:p text:style-name="P3"><text:span text:style-name="T2">懷軒,</text:span></text:p>
      <text:p text:style-name="P3"><text:span text:style-name="T2">贈送給巴勒網的珍貴資料已收到.非常感謝 (真是寄了很久沒錯!)</text:span></text:p>
      <text:p text:style-name="P3"><text:span text:style-name="T2">我們的挫折, 相信你在近來網上可以找到共鳴. 董事長每天看電視每天罵人, 我建議他乾脆把電視砸掉, 因為我們半島電台的收訊很不好, 有也等於沒有了. 我現在宿舍沒電視也無報紙, 每天就忙著替學習意願也不太高的學生備課, 生活情緒相當低迷無奈. 但是生活份內該做的事就那麼多, 也無法多想了.</text:span></text:p>
      <text:p text:style-name="P3"><text:span text:style-name="T2">不是有暴露狂把私信公開展示, 只是北上時沒把OUTLOOK通訊錄成功轉成, 已經沒有你的EMAIL了, 等我查出來再寫信, 也會是好久以後的事了......而且我們的困境, 應該也是很多巴勒網朋友的困境.</text:span></text:p>
      <text:p text:style-name="P3"><text:span text:style-name="T2">還有一事要問問你也問問大家, 有沒有人會貼照片的? 何力兄前陣子寄來上次香港活動的許多照片, 但是版主最近比較忙 (照片蠻多張的, 貼時也需要重新排版面), 我則是還不具有貼照片的技術, 董事長就更不用說了. 所以如果有會操作MT後台並且會貼照片的朋友, 是否可以跟我們連絡. 不過基本上還是希望是"相識"的朋友. 因為這任務得洩露後台密碼, 萬一密碼不小心落入恐怖份子手中, 趁機摧毀本電台, 那就不好了!!!</text:span></text:p>
      <text:p text:style-name="P3"><text:span text:style-name="T2">學姊</text:span></text:p>
      <text:p text:style-name="P3"><text:span text:style-name="T2">由於返鄉機會少, 你的信只有節錄片段朗讀給董事長, 也有轉達有關"a state of affairs"的疑問. 就請董事長私下或公開開示了!</text:span></text:p>
      <text:p text:style-name="P4"><text:span text:style-name="T2"/></text:p>
      <text:p text:style-name="P1"><text:span text:style-name="T2">陳真 | 2007.10.16 02:57 | </text:span><text:span text:style-name="T1">#</text:span></text:p>
      <text:p text:style-name="P2"><text:span text:style-name="T2">各位有空不妨看看這裏:</text:span></text:p>
      <text:p text:style-name="P2"><text:span text:style-name="T2">http://www.indymedia.org.uk/</text:span></text:p>
      <text:p text:style-name="P2"><text:span text:style-name="T2">裏邊有一些有關反軍火貿易的報導. 另外還有前英國駐Uzbekistan 大使 Craig Murray 對英美支持刑求逼供的指控.</text:span></text:p>
      <text:p text:style-name="P2"><text:span text:style-name="T2">回國前,我們有個純粹念頭,想做一些反軍火貿易的事,比方說,印一些單純陳述事實的傳單,然後就像學姐以前在劍橋的 "women in black" 那樣,穿著黑衣服,每兩周或每個月就我們兩個人在某個定點靜站一小時.</text:span></text:p>
      <text:p text:style-name="P2"><text:span text:style-name="T2">這事很簡單,但一想到台灣這種環境,想到將會惹來的各種可怕的攻擊和抹黑以及各種不可思議有口難言的懲罰和扭曲及八卦報導等等等等等,我就怯步了.</text:span></text:p>
      <text:p text:style-name="P2"><text:span text:style-name="T2">剛剛看今天的電視新聞,軍方在此次國慶大典之前便密切培植軍方美女主播,瞧!! 這位才 72 年次(1983年),身材窈窕,聲音甜美,雖然播報速度有點慢,但笑容更是甜美,迷倒軍中每個阿兵哥呢! 影片一上網,整個軍方網站立刻塞爆!! 可別看人家楚楚可憐喔,人家可是官拜上尉,每天搬重物練舉重喔!</text:span></text:p>
      <text:p text:style-name="P2"><text:span text:style-name="T2">除了這些,就是選舉新聞口水戰,或是什麼國旗辣妹,連馬英九都看得眼睛直瞪呢? 讓我們來訪問一下馬英九,"覺得如何啊","ㄟ,喔,不錯不錯,很有創意",你瞧,連馬英九都要流口水了.</text:span></text:p>
      <text:p text:style-name="P2"><text:span text:style-name="T2">民進黨那邊也不遑多讓,派出高叉旗袍台妹,其中更有圓山飯店董事長宗才怡喔,夭壽喔,竟然開高叉叉到大腿根,這一招有效嗎? 能增加人氣嗎? 觀眾只忙著眼睛吃冰淇淋,是否有效恐怕只有當事人心裏最清楚.</text:span></text:p>
      <text:p text:style-name="P2"><text:span text:style-name="T2">台灣人每天看這樣一些根本不是新聞的 "新聞",難道真的都不會感到憤怒? 難道你真忍心讓自己的小孩接受這樣一種社會的人格污染和智能愚化?</text:span></text:p>
      <text:p text:style-name="P1"><text:span text:style-name="T2">陳真 | 2007.10.16 02:21 | </text:span><text:span text:style-name="T1">#</text:span></text:p>
      <text:p text:style-name="P3"><text:span text:style-name="T2">銘家,轉載可以啊. 謝謝.</text:span></text:p>
      <text:p text:style-name="P3"><text:span text:style-name="T2">可以順便告知轉載至何處嗎? (私下告知或公開告知都行, 我的 email: emirchen@gmail.com).</text:span></text:p>
      <text:p text:style-name="P3"><text:span text:style-name="T2">我雖自稱哈巴狗企業董事長,轄下有巴勒網與親系譜,但巴勒網真正管家是怡靜和學姐,大家如果看到一些我寫的東西,看了不爽或不屑,可別把鄙夷的感覺牽扯上巴勒網.</text:span></text:p>
      <text:p text:style-name="P3"><text:span text:style-name="T2">我不知道你的信箱啊,你是不是寄給巴勒網的編輯信箱了? 如果是,過兩天我再問問學姐那信箱何在,因為我們已經一年沒有時間去管那個信箱. 不好意思.</text:span></text:p>
      <text:p text:style-name="P3"><text:span text:style-name="T2">如果有人寫信到那個信箱,過了許久沒有回音的話,那是因為我們實在太忙太忙...每天僅有零零星星破破碎碎五分鐘十分鐘那樣的一點忙裏偷閒的時間,暫時無暇顧及許多應該顧及的事.</text:span></text:p>
      <text:p text:style-name="P3"><text:span text:style-name="T2">學姐說既然這麼忙,是否要關閉巴勒網一年,但我覺得沒這必要;畢竟沒有人規定一個網站多久之內要貼上新文章.</text:span></text:p>
      <text:p text:style-name="P1"><text:span text:style-name="T2">吳銘家 | 2007.10.15 19:32 | </text:span><text:span text:style-name="T1">#</text:span></text:p>
      <text:p text:style-name="P2"><text:span text:style-name="T2">陳真, 您好:</text:span></text:p>
      <text:p text:style-name="P2"><text:span text:style-name="T2">我是個研究生, 幾個月前造訪巴勒網, 覺得很震撼..</text:span><text:span text:style-name="T3"><text:line-break/></text:span><text:span text:style-name="T2">我希望轉貼站上文章在我的部落格, 讓更多人能知道巴勒斯坦的實況與那群為和平努力的志工們..</text:span><text:span text:style-name="T3"><text:line-break/></text:span><text:span text:style-name="T2">台灣太少人關心這些事了, 我想讓多一些人看到..</text:span><text:span text:style-name="T3"><text:line-break/></text:span><text:span text:style-name="T2">不知您允許我的轉載嗎?</text:span></text:p>
      <text:p text:style-name="P2"><text:span text:style-name="T2">吳銘家</text:span></text:p>
      <text:p text:style-name="P2"><text:span text:style-name="T2">ps. 煩請回信至我的信箱</text:span></text:p>
      <text:p text:style-name="P1"><text:span text:style-name="T2">陳真 | 2007.10.15 00:21 | </text:span><text:span text:style-name="T1">#</text:span></text:p>
      <text:p text:style-name="P3"><text:span text:style-name="T2">剛剛寫給那位候選人的一封信</text:span></text:p>
      <text:p text:style-name="P3"><text:span text:style-name="T2">...........</text:span></text:p>
      <text:p text:style-name="P3"><text:span text:style-name="T2">搞選舉何必污名化到動物頭上來?! 動物當然不會理解這些旨在進行政治操作的人為概念. 就算人也根本不必要去理解這樣一些東西, 生命的尊嚴並不是建立在一種政治概念或甚至選舉概念上.</text:span></text:p>
      <text:p text:style-name="P3"><text:span text:style-name="T2">講話文明點, 注意一下吧!</text:span></text:p>
      <text:p text:style-name="P3"><text:span text:style-name="T2">陳真</text:span></text:p>
      <text:p text:style-name="P3"><text:span text:style-name="T2">=====================</text:span><text:span text:style-name="T3"><text:line-break/></text:span><text:span text:style-name="T2">民視</text:span></text:p>
      <text:p text:style-name="P3"><text:span text:style-name="T2">被罵笨蛋 謝: 禽獸不了解尊嚴</text:span></text:p>
      <text:p text:style-name="P3"><text:span text:style-name="T2">更新日期:2007/10/13 17:09</text:span></text:p>
      <text:p text:style-name="P3"><text:span text:style-name="T2">謝長廷昨天邀馬英九針對入聯的國家名稱進行辯論，卻被回了一句【笨蛋，問題在經濟】，謝長廷今天表示，經濟只是表象，真正的問題還是在政治上如何為後代子孫爭取國家尊嚴，像豬狗禽獸就不會了解這些。</text:span></text:p>
      <text:p text:style-name="P1"><text:span text:style-name="T2">陳真 | 2007.10.14 02:10 | </text:span><text:span text:style-name="T1">#</text:span></text:p>
      <text:p text:style-name="P2"><text:span text:style-name="T2">各位看看便罷,別問我知識上的問題. 留言板畢竟不是黑板.</text:span></text:p>
      <text:p text:style-name="P2"><text:span text:style-name="T2">P.S.: 實在很沒意義,沒有人會比我更厭惡自己所寫的一切,就像用過的衛生紙, 就像鸚鵡支支唔唔, 毫無價值.</text:span></text:p>
      <text:p text:style-name="P2"><text:span text:style-name="T2">XX 叫我給巴勒網貼一些文字, 給一些 "正經" 刊物寫些稿,不要只會寫報紙或寫留言板等等這些迅即消失的版面, 但每一個印刷出版的白紙黑字,都讓我感到挫折,我看不出自己寫的一切文字有何刊登價值.</text:span></text:p>
      <text:p text:style-name="P2"><text:span text:style-name="T2">一個把一生都獻給文字的人卻覺得自己的文字低劣庸俗,我真是不知道這輩子除了自言自語然後消失在土壤裏之外, 還能做些什麼.</text:span></text:p>
      <text:p text:style-name="P2"><text:span text:style-name="T2">這二十幾年來,已經寫了上千萬字,卻無一字值得留存, 履歷表著作欄永遠掛零. 我該怎麼跟人解釋我每天浸淫書海,究竟都在忙些什麼?</text:span></text:p>
      <text:p text:style-name="P2"><text:span text:style-name="T2">一個沒有才華的人, 卻日以繼夜想寫一本好書,這書已耗掉我大半青春,但它依然停留在第一章第一個句子,彷彿必須把千萬字濃縮成一句話時,方才成書. 難道我是在尋找一種在文字中根本找不到的東西? 一種嘆息? 一種像 "家" 那樣的東西? (怪人夜裏說怪話,別回應.)</text:span></text:p>
      <text:p text:style-name="P2"><text:span text:style-name="T2">秋 日</text:span></text:p>
      <text:p text:style-name="P2"><text:span text:style-name="T2">By R. M. Rilke</text:span><text:span text:style-name="T3"><text:line-break/></text:span><text:span text:style-name="T2">北島譯 (我改了幾個字)</text:span><text:span text:style-name="T3"><text:line-break/></text:span><text:span text:style-name="T2">　　</text:span><text:span text:style-name="T3"><text:line-break/></text:span><text:span text:style-name="T2">主啊，是時候了。夏日盛極一時。</text:span><text:span text:style-name="T3"><text:line-break/></text:span><text:span text:style-name="T2">把你的陰影置於日晷上，</text:span><text:span text:style-name="T3"><text:line-break/></text:span><text:span text:style-name="T2">讓風吹過牧場。</text:span><text:span text:style-name="T3"><text:line-break/></text:span><text:span text:style-name="T2">　　</text:span><text:span text:style-name="T3"><text:line-break/></text:span><text:span text:style-name="T2">讓枝頭最後的果實飽滿；</text:span><text:span text:style-name="T3"><text:line-break/></text:span><text:span text:style-name="T2">再給兩天南方的好天氣，</text:span><text:span text:style-name="T3"><text:line-break/></text:span><text:span text:style-name="T2">催它們成熟，把</text:span><text:span text:style-name="T3"><text:line-break/></text:span><text:span text:style-name="T2">最後的甘甜壓進濃酒。</text:span><text:span text:style-name="T3"><text:line-break/></text:span><text:span text:style-name="T2">　　</text:span><text:span text:style-name="T3"><text:line-break/></text:span><text:span text:style-name="T2">誰此時沒有房子，就不必建造，</text:span><text:span text:style-name="T3"><text:line-break/></text:span><text:span text:style-name="T2">誰此時孤獨，就永遠孤獨，</text:span><text:span text:style-name="T3"><text:line-break/></text:span><text:span text:style-name="T2">就醒來，讀書，寫長長的信，</text:span><text:span text:style-name="T3"><text:line-break/></text:span><text:span text:style-name="T2">在林蔭路上不停地</text:span><text:span text:style-name="T3"><text:line-break/></text:span><text:span text:style-name="T2">徘徊，落葉紛飛。</text:span></text:p>
      <text:p text:style-name="P2"><text:span text:style-name="T2">陳真</text:span><text:span text:style-name="T3"><text:line-break/></text:span><text:span text:style-name="T2">............</text:span></text:p>
      <text:p text:style-name="P2"><text:span text:style-name="T2">(續之前寫的 “污名化種種”）</text:span></text:p>
      <text:p text:style-name="P2"><text:span text:style-name="T2">34. 污名化的對象經常是弱勢或少數（諸如肥胖、離婚、未婚、同性戀、外籍新娘新郎或異議份子等）；污名化不但針對人，也包括動物，比方說「豬狗不如」、「人面獸心」、「獸性大發」、「禽獸不如」、「髒得跟豬一樣」、「其笨如豬」、「狼心狗肺」、「色狼」等等，但根據種種研究，豬並不笨，甚至比狗聰明；豬更不髒，甚至還有點潔癖。可見污名化往往出於一種無知與強勢。</text:span></text:p>
      <text:p text:style-name="P2"><text:span text:style-name="T2">35.舉個例：記得十八年前（1989年）在彰基實習，輪派到精神科時，科內剛好請來一位「大老」每周來教學。有一回case conference，我有個黨外的朋友患有癲癇及失眠剛好來住院，他並無伴隨其它精神病症狀，但卻因癲癇及身為民進黨而屢屢失業，為此而有憂鬱症狀。當護士報告到他的身份是民進黨時，全場爆出鄙夷笑聲（註：敝人是民進黨建黨黨員，1987年第一次退黨被慰留，1994年退黨成功，因為那時已經沒幾個人在乎我退不</text:span><text:span text:style-name="T3"><text:line-break/></text:span><text:span text:style-name="T2">退黨了）。</text:span></text:p>
      <text:p text:style-name="P2"><text:span text:style-name="T2">36. 當時我身上正揹著一個有期徒刑七年以上的涉嫌叛亂罪名，太太當時才剛唸高二，因為刊登我的鼓吹兒童人權文章在高中校刊而被退學，父母更是飽受情治單位威脅恐嚇，家破人散，百般委屈。看大家笑，我啞巴吃黃蓮，心裏有說不出的悲傷。那位大老卻有模有樣地止住大家的笑聲說：「你們不要笑，這正是要特別小心的地方，精神科要細心，要學會觀察，像這樣的人（加重語調！！），我們就要注意看他是否有什麼人格問題，比方說有沒有反社會人格或躁症或甚至被害妄想，以為國民黨要迫害他啦什麼的…」不可思議的是，大老一邊講解，許多同事一邊猛點頭表示對這位精神科大老「細心觀察人性」的佩服。</text:span></text:p>
      <text:p text:style-name="P2"><text:span text:style-name="T2">37.更不可思議的是，這位大老幾年後變得很「愛台灣」，整天喊著「咱台灣郎」及獨立建國等等，仇視大陸人，變成民進黨的死忠。我在想，他現在如果遇到一個統派或大陸新娘來掛號，是不是也要冠給對方一些根本莫須有的病名？</text:span></text:p>
      <text:p text:style-name="P2"><text:span text:style-name="T2">38.這真實故事告訴我們：當某種條件或特質成為一種主流強勢時，便很容易對少數或弱勢進行污名化。在一種不良文化體質下，往昔被污名化者，一旦取得優勢，便也往往同樣氣燄高張糟蹋異己。</text:span></text:p>
      <text:p text:style-name="P2"><text:span text:style-name="T2">39.政治如此，疾病也一樣。回到疾病本身：同樣都是疾病，為什麼糖尿病沒有污名化，精神病或愛滋病卻被污名化？Goffman認為，被污名化的疾病，往往有一些共同特質，比方說，人們認為當事人應該為自己的病負責，是你自己害的；比方說疾病的真相不為人所知；比方說該病是無法痊癒的。</text:span></text:p>
      <text:p text:style-name="P2"><text:span text:style-name="T2">40.但這些說法其實都可以找出反例，比方說癌症不但無法痊癒，而且經常是因為不當飲食或抽煙嚼檳榔造成，卻沒有被污名化；肝病常與飲酒或過度勞累有關，而且也無法痊癒，但肝病卻也沒有被污名化。</text:span></text:p>
      <text:p text:style-name="P2"><text:span text:style-name="T2">41.相反地，精神病越來越被認為是一種生物因素造成，而不是什麼精神打擊或心結，也不是一種個人所應負責的道德缺陷或不當生活型態所致，但它依然持續被污名化。</text:span></text:p>
      <text:p text:style-name="P2"><text:span text:style-name="T2">42.阿吉問說，污名化既然是一種不當的概念分類造成，難道我們就應該停止對人事物進行概念化？如此推論是錯的，因為有問題的不是概念化，而是道德化；把中性事物給添上道德色彩。比方說，喜歡同性或異性，或是要不要結婚要不要生小孩要不要離婚等等，純屬價值中立，卻被抹上敗德或病態的道德陰影，或是製造一種影射，彷彿當事人有著某種人格或能力或道德缺陷。</text:span></text:p>
      <text:p text:style-name="P2"><text:span text:style-name="T2">43.當一個人要結婚，我們不會污名化之，我們不會用驚訝遺憾的口吻問說：“天啊，你為什麼要結婚？” 但是當一個人選擇單身時，人們卻污名化之，彷彿他之不結婚是一種遺憾或缺陷，甚至進一步影射背後是不是有著某種人格或道德缺陷。</text:span></text:p>
      <text:p text:style-name="P2"><text:span text:style-name="T2">44. 但事實上，結婚與不結婚，在道德意義上是完全平等的。如果我們對未婚感到驚訝，那我們其實也該對結婚感到驚訝才對，因為兩者的道德地位平等。</text:span></text:p>
      <text:p text:style-name="P2"><text:span text:style-name="T2">45. 有問題的不是概念化，而是賦予不相干的道德色彩。就如康德所說，概念化是進行理解所必要的，否則我們對世界將一無所知。但是，概念化的對象是物不是人；而道德的主體卻是人而非物。</text:span></text:p>
      <text:p text:style-name="P2"><text:span text:style-name="T2">46. 我們常聽到一句老掉牙的話說：「醫生不是治病，而是治療病人。」這話很對。但它究竟是什麼意思？簡單說，病只有一種，但病人卻千千萬萬。</text:span></text:p>
      <text:p text:style-name="P2"><text:span text:style-name="T2">47. 科學史學家 Francois Delaporte 寫了一本《Disease and Civilization》，談十九世紀巴黎霍亂史，書中開宗明義說：「疾病不存在，存在的只是操作（及其概念）。」許多醫生聽了恐怕要跳腳，但他們其實無需生氣。這話的意思並不是說細菌不存在，而是說我們無法不透過概念來理解世界。</text:span></text:p>
      <text:p text:style-name="P2"><text:span text:style-name="T2">48. 問題是：對於疾病，我們進行概念化與分類；但生命卻各有差異而無法等同與分類。精神分裂就是精神分裂，但張三的精神分裂和李四的精神分裂卻大不同；同樣的病，卻有不同表現，因為當事人對它必然有不同反應。任何疾病都是如此。就好像一樣是偷東西，一樣是殺人，一樣是強暴，但內涵卻不同。</text:span></text:p>
      <text:p text:style-name="P2"><text:span text:style-name="T2">49. 甚至我們可以說，疾病根本不存在，存在的只是病人。就好像愛情如果不是依附在一個人或一個生命身上，愛情是無法理解的。</text:span></text:p>
      <text:p text:style-name="P2"><text:span text:style-name="T2">50. 基於上面這兩點，當我們企圖把一組道德概念以一種違反美學的粗糙方式給套在某一族群或社群上時，那往往只是在製造更多誤解，而不是增進理解。當然，做為一種政治目的，污名化將很有效，可它卻傷害了詩歌，傷害了感情，傷害了我們對生命、對世界的真實理解。</text:span></text:p>
      <text:p text:style-name="P2"><text:span text:style-name="T2">51. 於是更大的一個問題來了。既然我們是治療病人而不是治病，而病人卻千千萬萬、個個不同，我如何可能對「個別人事物」（the individual）產生知識？我如何可能去理解（更不用說治療）一個個完全不同的個人或生命？</text:span></text:p>
      <text:p text:style-name="P2"><text:span text:style-name="T2">52. 最早提出這個問題的人叫做W. Windelband，他在一百多年前（1894）的一個著名演講中提出這樣一個問題。他給知識或科學做了一個區分，一個是nomothetic（我不會翻譯），指的是對於 “一般性事物” 的一種知識，另一種科學是idiographic （我也不會翻），指的是對於個別人事物的知識。前者毫無問題，一加一在台灣等於二，到了英國還是等於二。但後者卻有問題，世上有這樣一種知識嗎？這問題其實等於是在問說：「我有可能了解你嗎？」我又不是你肚子裏的蛔蟲，我如何可能了解你？</text:span></text:p>
      <text:p text:style-name="P2"><text:span text:style-name="T2">53. 這問題對於其他科的人或許比較不嚴重，但是對於精神科，卻是這科的知識的一個知識論基礎；除非有人真的笨到以為所有心靈都一樣，彷彿只要貼上一個DSM-IV的精神醫學診斷，某人心靈的真相便已昭然若揭。</text:span></text:p>
      <text:p text:style-name="P2"><text:span text:style-name="T2">54. 關於這一點，請參看底下我幾個月前寫給住院醫師看的上課講義（2007. 6. 5.）。我說明為什麼這樣的知識是可能的，並提其歷史淵源及對心理學及精神醫學的影響，並說明這樣的知識如何獲得。不過要了解這些東西，可能就需要一點必要的相關人文學科基礎。</text:span></text:p>
      <text:p text:style-name="P2"><text:span text:style-name="T2">55. What does it mean to have a“science of the individual”? （ 擁有“對於某個人事物的科學”是什麼意思？） by 陳真 2007. 6. 5.</text:span></text:p>
      <text:p text:style-name="P2"><text:span text:style-name="T2">56. To have a ‘science of the individual’ is to claim a scientific study of ‘particular or private’ things, striving for direct insight into their unique nature.</text:span></text:p>
      <text:p text:style-name="P2"><text:span text:style-name="T2">57. In a famous address in 1894, W. Windelband (1980) introduced the terms ‘nomothetic’ to refer to the kind of science that dealt with the general and ‘idiographic’to refer to the one that dealt with the particular. These two ways of acquiring scientific knowledge differ not only in their objects of study but also in aims and methods. The former seeks to establish general laws by using ana1ysis, quantification and explanation, while the latter is concerned with the uniqueness of individual things by ‘understanding.’This methodological dichotomy has often been discussed in the study of personality, history and social psychology.</text:span></text:p>
      <text:p text:style-name="P2"><text:span text:style-name="T2">58. The origins of idiographic psychology lie in 19th century Germany, as part of a general swing away from classicism (represented by objectivity, positivism, materialism and mechanism) towards romanticism (represented by subjectivity, intuitionism, and vitalism) A central theme was the claim that the social sciences were distinct from the natural sciences and demanded different methods, notably that of Verstehen (understanding).</text:span></text:p>
      <text:p text:style-name="P2"><text:span text:style-name="T2">59. The scientific study of the individual has been thought problematical on the grounds that the individual constitutes a unique pattern which is more than the sum of component parts and not fully represented by scores on dimensional tests. see Valentine, 1982, p. 164.</text:span></text:p>
      <text:p text:style-name="P2"><text:span text:style-name="T2">60. We explain nature but we understand human beings.----W. Dilthey (1937), Historik.</text:span></text:p>
      <text:p text:style-name="P2"><text:span text:style-name="T2">61. Knowledge involves life, not only reason.---- M. J. Inwood (1995).</text:span></text:p>
      <text:p text:style-name="P2"><text:span text:style-name="T2">62. Traditionally, an individual cannot be the object of scientific study because of its uniqueness, which is considered by many as elusive, unsystematic and hence incapable of investigation. On the other hand, whether the “general laws” are ever relevant to the individual remains dubious.</text:span></text:p>
      <text:p text:style-name="P2"><text:span text:style-name="T2">63. Wittgenstein’s “private language” argument: Is private language possible?</text:span></text:p>
      <text:p text:style-name="P2"><text:span text:style-name="T2">64. To make the ‘idiographic approach’ possible, we need to presuppose that human beings can empathize with each other (Ebmeier, 1987). In other word, we should have a special ability to “share people’s state of mind” and hence understand their behavior. This special ability is at the basis of the method of Verstehen.</text:span></text:p>
      <text:p text:style-name="P2"><text:span text:style-name="T2">65. Verstehen is a kind of hermeneutic understanding, involving intuition, empathic feeling and direct non-intellectual knowing. Holt puts it thus: Verstehen, i.e., “an artist’s quest for truth, differs from a scientist’s being a striving not for strict verisimilitude but for allusive illumination (Valentine, 1982: 178).”</text:span></text:p>
      <text:p text:style-name="P2"><text:span text:style-name="T2">66. Verstehen demands empathic, intuitive, interpretative understanding while nomothetic approach is preoccupied with prediction and explanation based on general causal statements</text:span><text:span text:style-name="T3"><text:line-break/></text:span><text:span text:style-name="T2">(Valentine, 1982, p. 165). That is, we use empathic understanding to identify the motives</text:span><text:span text:style-name="T3"><text:line-break/></text:span><text:span text:style-name="T2">and interpret the social significance of human behavior. Its power is much dependent on the</text:span><text:span text:style-name="T3"><text:line-break/></text:span><text:span text:style-name="T2">amount and quality of interpreters’ experience and their introspective capacity.</text:span></text:p>
      <text:p text:style-name="P2"><text:span text:style-name="T2">67. Comte was the first to establish what may be termed “the postulate of Verstehen” for sociological research. According to him, empirical generalizations about human behaviour are not valid unless they are in accord with our knowledge of human nature. His theory is that we can understand the behaviour of human beings by being able to share their “state of mind”. See Abel, 1953, p. 677.</text:span><text:span text:style-name="T3"><text:line-break/><text:line-break/></text:span><text:span text:style-name="T2">68. Maclver 也認為我們必須有一套有別於自然科學的方法來研究 social causation or human behaviour. He calls this process “imaginative reconstruction”.</text:span><text:span text:style-name="T3"><text:line-break/><text:line-break/></text:span><text:span text:style-name="T2">69. Verstehen is a hermeneutic tool and source of intuition for the formation of causal hypotheses in social and human sciences.</text:span></text:p>
      <text:p text:style-name="P2"><text:span text:style-name="T2">70. Bhaskar has argued that social explanation is both causal and interpretative. He accepts “hermeneutic understanding” as a legitimate method for arriving at “causal generative mechanism” in human sciences (Collier, 1994: 167). However, the logical relationship between causal explanation and the testing of hypotheses still remains controversial.</text:span></text:p>
      <text:p text:style-name="P2"><text:span text:style-name="T2">71. A science of the individual should not be mistaken as a “methodological individualism,"</text:span><text:span text:style-name="T3"><text:line-break/></text:span><text:span text:style-name="T2">which stems from a general assumption that the wholes must be resolved into simple units to be</text:span><text:span text:style-name="T3"><text:line-break/></text:span><text:span text:style-name="T2">understood (Collier, 1994).</text:span></text:p>
      <text:p text:style-name="P2"><text:span text:style-name="T2">72. It is not a branch of the science of “whole”. Actually, as Windelband pointed out, these two cognitive methods remain independent and juxtaposed in the total synthesis of knowledge (Windelband, 1980: 183). The world is stratified. Science within this world is hence divided into different kinds which are mutually irreducible (Bhaskar, 1997).</text:span></text:p>
      <text:p text:style-name="P2"><text:span text:style-name="T2">73. It is plausible to say that the science of the individual is one of the two faces of the world. Without this, science is nothing more than a technique. A scientist needs to be an artist in theory construction and making discoveries because science involves life not only reason (Inwood, 1995: 201).</text:span></text:p>
      <text:p text:style-name="P2"><text:span text:style-name="T2">74. 讀小說比唸心理學更能了解人性？</text:span></text:p>
      <text:p text:style-name="P2"><text:span text:style-name="T2">75. psychoana1ytic methodology has been described as causal explanation or hermeneutic understanding. This methodological dichotomy has been introduced into psychopathology by Karl Jaspers.</text:span></text:p>
      <text:p text:style-name="P2"><text:span text:style-name="T2">76. For Jaspers, psychoana1ysis is an hermeneutic discipline mistaking itself for a causal science. (But is presented by Freud as a causal science similar to the natural sciences.)</text:span></text:p>
      <text:p text:style-name="P2"><text:span text:style-name="T2">77. Empathetic understanding (“as if” understanding) is a method modeled by Jaspers on</text:span><text:span text:style-name="T3"><text:line-break/></text:span><text:span text:style-name="T2">the hermeneutic disciplines, philosophy and history. Such a kind of understanding can never be complete or final. Consequently, contrary interpretations are often equally plausible.</text:span></text:p>
      <text:p text:style-name="P2"><text:span text:style-name="T2">78. 相對於 hermeneutic understanding, causal explanation 需要一種外來的觀察以避免循環論證。</text:span></text:p>
      <text:p text:style-name="P2"><text:span text:style-name="T2">79. Llewelyn &amp; Kelly (1980) have also argued the case for a “new paradigm” in psychology, i.e., a non-essentialist psychology, which will account adequately for the social construction of individuality. They criticize contemporary psychology for relying on a biological conception of the individual as an organism physically separated from its environment. This view is essentialist in that it takes for granted the pre-social existence of the individual. See Clifford &amp; Frosh (1982), p. 267.</text:span></text:p>
      <text:p text:style-name="P2"><text:span text:style-name="T2">80. Clifford &amp; Frosh (1982), believes that psychology must begin neither with the individual nor with society, but with their interface, language. The construction of the individual is seen as a gradual process of differentiation and organization in which the production of meaning is central. pp. 267, 269.</text:span></text:p>
      <text:p text:style-name="P2"><text:span text:style-name="T2">81. Clifford &amp; Frosh (1982): the meaning of a signifier is not defined by its relation to a real object or to an idea in the mind of the speaker, but by its relation to other signifiers. They believe that their “new paradigm” transcends the long and bitter opposition between “interpretative” and “experimental” psychologies. See p. 268.</text:span></text:p>
      <text:p text:style-name="P2"><text:span text:style-name="T2">82. Verstehen is not a method of verification. It starts with some hunch or intuition. See Abel, 1953, p. 685.</text:span></text:p>
      <text:p text:style-name="P2"><text:span text:style-name="T2">83. In every concrete individual, there is a uniqueness that defies all formulation. We can feel the touch of it and recognize its taste, so to speak, relishing or disliking, as the case may be, but we can give no ultimate account of it, and have in the end simply to admire the Creator. Willam James 1912</text:span></text:p>
      <text:p text:style-name="P2"><text:span text:style-name="T2">written by 陳真 2007. 10 . 10.</text:span><text:span text:style-name="T3"><text:line-break/></text:span></text:p>
      <text:p text:style-name="P1"><text:span text:style-name="T2">陳真 | 2007.10.14 01:53 | </text:span><text:span text:style-name="T1">#</text:span></text:p>
      <text:p text:style-name="P3"><text:span text:style-name="T2">這是寫給全院同事的一封 "信".</text:span></text:p>
      <text:p text:style-name="P3"><text:span text:style-name="T2">................</text:span></text:p>
      <text:p text:style-name="P3"><text:span text:style-name="T2">有人 journal reading 之後問起我在會場上講的一些東西，補充如下：</text:span></text:p>
      <text:p text:style-name="P3"><text:span text:style-name="T2">1.我提到的那個著名社會學家叫 Erving Goffman（1922-1982），沒有馬克思或韋伯那麼有名，但也算是一代宗師；但我不是唸社會學，無法評價其想法優劣；我只知道我們一般所講的污名化（stigma）或精神科之機構化(institutionalization）這兩個概念他可能是最早提出的人，至少是最早有系統地講述這兩個觀念的人。</text:span></text:p>
      <text:p text:style-name="P3"><text:span text:style-name="T2">2. 我知道 Erving Goffman寫了幾本社會學經典，比方說：《Asylums，1961》講到精神病人的「機構化」與「污名化」問題。比方說《Stigma：notes of the management of spoiled identity，1963》講到污名化的形成與社會成員因應策略；社會成員必須持續對所謂「正常」做出回應，避免污名化的危險。</text:span></text:p>
      <text:p text:style-name="P3"><text:span text:style-name="T2">3. 另外 Goffman更早之前（1959）還有一本《The Presentation of Self in Everyday Life》，講到關於「自我呈現」。Goffman認為，世界是異質的、流動的，同樣的人事物在不同狀況下，將會有不同的意義與不同對應方式；世界就像劇場，生活於是就像表演那樣，有不同的表演策略；觀眾定義角色，角色「應觀眾要求」而演出，但角色同時也企圖透過表演來影響觀眾的印象，台前台後有不同演出。在 Goffman 看來，所有社會關係幾乎都能歸結為一種戲劇。</text:span></text:p>
      <text:p text:style-name="P3"><text:span text:style-name="T2">4. 關於污名化，許多人認為，它伴隨著恐懼與無知；於是對精神病或愛滋病，有所謂天譴或惡魔附身的說法。一直到今天，人們其實並不是真的了解精神病或愛滋病等等，這些詞彙就像一種「隱喻」（metaphor），用來提供對於「非我族類者」一種幻想或抹黑的基礎。</text:span></text:p>
      <text:p text:style-name="P3"><text:span text:style-name="T2">5. 簡單說就是，對我所不了解的人事物，迅速建立起一種充滿偏見與誤解的概念或分類，把對方丟進這個框框，以此來理解對方的一言一行。但他並不是真的想了解你或有能力了解你，他只是喜歡對你做各種解釋與定型化的揣測，進而把定型揣測視為真實，於是他自以為了解了這些與他不一樣的人事物。</text:span></text:p>
      <text:p text:style-name="P3"><text:span text:style-name="T2">6.對於精神醫學之「社會控制」這方面的討論，大家耳熟能詳朗朗上口的法國思想家傅科（Michel Foucault）應該是講得最多最凶猛的一個。</text:span></text:p>
      <text:p text:style-name="P3"><text:span text:style-name="T2">7. 至於今天林醫師所提供的那篇文章，裏面引了Norman Sartorius的一句話，這人是當代很有名的精神科醫師，國際上很活躍，身兼多職，是世界衛生組織在精神衛生方面的負責人，迄今一直在努力推動「反精神病污名化運動」。他兩三年前寫了一本書叫《Fighting for Mental Health. A Personal View》，劍橋大學出版社出版，似乎也是在談這類問題。</text:span></text:p>
      <text:p text:style-name="P3"><text:span text:style-name="T2">8. 但我一直認為，這些熱衷於所謂醫學倫理的醫生，熱心有餘，道德敏感度或言行一致的誠實度卻不足，人文知識深度更是嚴重不足。醫生會治病，可是當疾病變成一種概念時，那就不是僅僅接受醫學教育的醫生所能適當理解與掌握的了。</text:span></text:p>
      <text:p text:style-name="P3"><text:span text:style-name="T2">9.就像今天那篇文章，任何人只要願意，幾乎都能寫得出來不是嗎？這樣的一種所謂實證研究十分盛行，佔了科學學術市場的99.9 %，但它其實就像缺乏內在意涵的一種街坊議論，只不過用一種類似民意調查的所謂統計做為一種包裝。除此之外，對於理解問題並沒有任何助益。</text:span><text:span text:style-name="T3"><text:line-break/><text:line-break/></text:span><text:span text:style-name="T2">10. 這文章開頭引用 Norman Sartorius的一句話說：「要解決污名化問題，精神醫學從業人員就應先檢查自己對待精神病人的態度。」這話說得沒錯，問題是，態度問題卻不是這樣的一種所謂實證研究所能理解；我們更需要的倒也不僅僅是一種有別於實證研究的概念分析，而是一種更為完整的美學活動。</text:span></text:p>
      <text:p text:style-name="P3"><text:span text:style-name="T2">11. 林醫師今天提到那篇文章裏說：對精神病人越了解，排斥或污名化反而更嚴重。我完全不贊同這說法。這樣的一種所謂實證性的「了解」，其實只是一種更為深沉的誤解。有人說，科學是一種高級迷信，我想大概就是像這樣。</text:span></text:p>
      <text:p text:style-name="P3"><text:span text:style-name="T2">12.舉個例來講，看過Pedro Almodovar的「Talk to Her」（悄悄跟她說）這部電影的人，我看很少有人不被主角的癡迷所感動。可是，主角幹了什麼偉大的事呢？就「實證」意義來講，主角是個男護士，負責照顧一個年輕貌美的植物人，結果竟然強</text:span><text:span text:style-name="T3"><text:line-break/></text:span><text:span text:style-name="T2">暴了她，因為懷孕而東窗事發。這樣一件事如果讓台灣媒體來報導，肯定會講得很難聽，主角將會被貼上各種病態標籤，然後可能會送到精神科來「治療」。</text:span></text:p>
      <text:p text:style-name="P3"><text:span text:style-name="T2">13. 或許吧，或許這個男護士真的能符合某種精神醫學診斷也說不定。問題是，如果這就是我們的所謂「了解」，這世界將變得很扭曲很怪異很膚淺，美麗不見了，詩歌不再需要，因為科學彷彿已經告訴了我們一切。可是，這就是人事物的真實面貌嗎？當然不是。</text:span></text:p>
      <text:p text:style-name="P3"><text:span text:style-name="T2">14. 也許你會說，許多問題乃人性通則，舉世皆然。我以前也是這麼認為，可是，出國十年後我發現，許多問題，特別是價值單一與絕對封閉的問題，不但不是舉世皆然，甚至是舉世皆不然，唯有台灣與極少數國家才這樣。</text:span></text:p>
      <text:p text:style-name="P3"><text:span text:style-name="T2">15. 我因此常想，在台灣養成的各種所謂專業人員，到底能不能算是一種讀書人，甚至可以說他們連做為一個「人」都沒有完整發展其人格內涵。</text:span><text:span text:style-name="T3"><text:line-break/><text:line-break/></text:span><text:span text:style-name="T2">16. 大多數精神病人都缺乏病識感，他們並不是因為少知道了「某些」資訊，而是缺少一整個「面向」（aspect），他們陷入一種無法自救的困境與盲點。我想台灣的專業人員也一樣，除非你意識到自己少掉某個面向，否則根本無法想像自己缺少了什麼東西，反而還顧盼自雄以為自己很專業，甚至「專業」到連不干你的事的非專業項目也要管，彷彿醫生不是醫生，護士不是護士，而是什麼道德導師或心靈導師。</text:span></text:p>
      <text:p text:style-name="P3"><text:span text:style-name="T2">17. 科學有專家，但有關美麗或道德的事卻無專家可言，就好像沒有孝順父母的專家或談戀愛的高手一樣；愛因其樸素笨拙與單純而崇高，而不是因為它的熟練，更不是因為它有著一套什麼心理機轉，於是能掌握這套機轉的就變成戀愛專家。在美學或道德事務上塑造專家是對這些重要事物的一種傷害。</text:span></text:p>
      <text:p text:style-name="P3"><text:span text:style-name="T2">18. 科學講「是或不是」，但「是或不是」之外，還有個有關美醜或對錯的世界。我們應該對這樣一個世界保持敬畏之心，而不是反而扮演起什麼專家，橫伸魔掌，傷害這些美好的事物。</text:span></text:p>
      <text:p text:style-name="P3"><text:span text:style-name="T2">19. 羅素說得對：「我們本來只是無知，接受教育後卻變得愚蠢。」當人們知道像「Talk to Her」那位男護士那樣一件事，往往只是像八卦媒體那樣，忙著污名化當事人，更不用說什麼感動了。可是，世界或生命卻不是長那副德性，世界或生命應該是美麗的、豐富的、彩色的、無法定論而只能無窮感受的。即便是一粒沙都有無數內涵，何況生命，何況一整個世界。</text:span></text:p>
      <text:p text:style-name="P3"><text:span text:style-name="T2">20. 文化需要一種想像。講實話很容易，說謊卻很難。一個小嬰兒必須長得夠大，比方說兩歲，才能夠學會說謊，學會理解與想像各種「與事實不符」的概念。或許台灣社會正需要這樣一種成長，至少要長大到兩歲大，才能夠學會想像，想像與自己不一樣的人事物；而不要總是以為大家都一樣，以為舉世皆然，以為大家都必然是這樣那樣地活著，以為大家都必然是這樣那樣地渴望著一模一樣的功名利祿，以為這就是所謂「正常」，進而污名化少數族群或非我族類。</text:span></text:p>
      <text:p text:style-name="P3"><text:span text:style-name="T2">21. 如果「欣賞與自己不一樣的人事物」是一種能力，那麼，以這個能力來理解一個社會的文明與野蠻，或許是一個很好的指標。我提到說我知道一些劍橋的朋友，他們拿到博士學位後，並沒有申請大學教職，有的開書店，有的開雜貨店，有的甚至開起武道館，教起詠春拳。甚至有一位知己，是台灣學生，性情中人，唸的是超難的英國文學，治學嚴謹而勤奮，但他卻在拿到博士學位後，放棄明明可以錄取的中研院研究員不當，卻留在英國，選擇當小學老師的助教，協助維持課堂秩序。他不想返台的原因之一就是害怕台灣社會的封閉。</text:span></text:p>
      <text:p text:style-name="P3"><text:span text:style-name="T2">22. 這些例子在台灣人看來，一定會開始進行污名化八卦活動，開始揣測當事人是否混得不好，是否吃不開，或是有什麼見不得人的祕密；若是精神科人員，肯定會進一步揣測當事人是否人格有問題，是否精神有問題等等。整個台灣社會完全無法理解（更不用說欣賞）跟所謂主流不一樣的人事物，凡是非我族類者就劃歸為異端或病態，進而污名化其人格。</text:span></text:p>
      <text:p text:style-name="P3"><text:span text:style-name="T2">23. 羅素說他小時候常想著什麼是心靈（mind）或物質(matter）等等這些問題，他奶奶很擔心，以為這小孩腦袋不正常，奶奶對他說：“乖孫啊，What is mind? No matter! What is matter? Never mind!” 這段英文很難翻譯，因為它是一種雙關語，意思就是說，什麼是心靈，那不重要啦！什麼是物質？不用管它啦！</text:span></text:p>
      <text:p text:style-name="P3"><text:span text:style-name="T2">24. 羅素在這樣一種「污名化」的壓力下，就如Goffman講的，社會成員往往從他人眼光來定義自己（就像演戲，觀眾定義了角色），於是羅素說他開始也懷疑自己是不是真的哪根筋有問題，可是他說，一直到了劍橋唸書後，他才知道像他這樣的怪人在這校園裏到處都是。</text:span><text:span text:style-name="T3"><text:line-break/><text:line-break/></text:span><text:span text:style-name="T2">25. 劍橋創校超過八百年，是世界最古老的大學之一；有些我平常出入的建築或樓梯，聽說已經維持數百年的原貌；樓梯或地板走起來吱吱作響，很像鬼屋。可是，古老並不保證某種成就。</text:span></text:p>
      <text:p text:style-name="P3"><text:span text:style-name="T2">26. 我看過一篇英文文章，討論劍橋的「傑出」與屹立不搖，該文章作者認為，劍橋的成就之重要原因之一可能是因為它掌握了做為大學的一個重要因素，那就是異質性。簡單說就是：不但容忍各種稀奇古怪的想法，甚至鼓勵之，由之產生一種學術所最需要的原創性。「異質性」更給成員彼此之間帶來各種用錢買不到的刺激與激盪。也因此，校方寧可放棄一個更為「優秀」的英國學生，而錄取一個「較不優秀」的外國學生，因為後者之異質與刺激，正是成就這所大學的重要因素。</text:span></text:p>
      <text:p text:style-name="P3"><text:span text:style-name="T2">27. 我並不認同這文章。我倒認為劍橋牛津招收大量外國學生主要是為了賺錢，其次才是想到什麼異質多元文化的刺激。我事實上也不認為劍橋有著什麼異質性；我倒認為劍橋師生幾乎都長得一個模樣；每次去電影院就是遇到這些人，很難受；感覺這些科學怪人或哲學怪人好像不是來看電影，而是來參加研討會。可是，我認同這文章講的有關異質性的道理。或許劍橋離理想狀況還很遠，但比起密不通風、跡近完全封閉或自閉的台灣學界或醫界，實在好太多太多了。</text:span></text:p>
      <text:p text:style-name="P3"><text:span text:style-name="T2">28. 至於阿吉問我的那個問題，我的回答只能做為一種想像，而不是說我真的要在現實意義上去反對「反對精神病污名化運動」，我只是反對所謂「運動」所必然帶來的一種粗糙與教條化特質。這樣一些特質跟它所要追求的目標，往往背道而馳。</text:span></text:p>
      <text:p text:style-name="P3"><text:span text:style-name="T2">29. 美感或道德感是一種很微妙的東西，於是它也只能以微妙而緩慢甚至完全不經意的方式去改變，而無法經由一種刻意形成的所謂「運動」去執行。運動當然有成效，但它不美；美醜理應比是非對錯都重要。</text:span></text:p>
      <text:p text:style-name="P3"><text:span text:style-name="T2">30. 就好像「Talk to Her」那位男護士，在法律上他當然是錯的，但他的所作所為卻很美。除了透過詩歌的表現方式來訴說之外，無法用三言兩語來呈現世界或生命之真實豐厚的動人內涵。</text:span></text:p>
      <text:p text:style-name="P3"><text:span text:style-name="T2">31. 我常引用Charles Stevenson的一句話：「最重要的問題從哪裡開始，我們的研究就應該在哪裡結束。」同樣地，我也常認為，最重要的問題從哪裡開始，我們的社會運動就應該在哪裡結束；我們應扮演詩人，扮演哲學家，而不是扮演革命家。革命只能革政治或政客的命，但美感或道德感之類的東西或文化，卻只能透過詩歌透過文史哲，以千百年為單位，或許才會有所改變。</text:span></text:p>
      <text:p text:style-name="P3"><text:span text:style-name="T2">32. 愛情很重要，但如果有人要發起一個「推廣真愛運動」，我將誓死反對。</text:span></text:p>
      <text:p text:style-name="P3"><text:span text:style-name="T2">33. 對於精神病人或愛滋病人的污名化也一樣，我不想發起運動禁止你怎麼想或怎麼說，但我希望詩人或哲學家們能改變你怎麼「看」；我相信，你只要戴上一副美學眼鏡，配上度數良好的詩歌鏡片，你就會看到一個完全不一樣的美麗世界而不再恐懼或排斥。</text:span></text:p>
      <text:p text:style-name="P3"><text:span text:style-name="T2">written by 陳真 2007. 10 . 10.</text:span></text:p>
      <text:p text:style-name="P1"><text:span text:style-name="T2">陳真 | 2007.10.13 16:43 | </text:span><text:span text:style-name="T1">#</text:span></text:p>
      <text:p text:style-name="P2"><text:span text:style-name="T2">陸以正說:</text:span></text:p>
      <text:p text:style-name="P2"><text:span text:style-name="T2">"""""""非洲蘇丹共和國西部達富爾（Darfur）地區的人間慘劇，已有20萬人死亡，250萬人流離失所。但聯合國甚至美、英、法國都不能解決，便是最顯著的事例。"""""""""</text:span></text:p>
      <text:p text:style-name="P2"><text:span text:style-name="T2">這段不痛不癢的評論,似乎是說美英法等國都 "很想" 解決該地區的人道危機,但卻無能為力. 但這從來都不是列強的屬性. 解決是解決敵人,敵人就是擋財路的人,而不是解決什麼人道危機.</text:span></text:p>
      <text:p text:style-name="P2"><text:span text:style-name="T2">中國時報很多這種不痛不癢看了要打瞌睡的文章,裏頭寫一堆專有名詞或人名地名日期時間等,乍看好像很專業,其實內容一片空洞. 不過,再怎麼空洞的文章,依然隱含強烈意識形態;行文論事的背後總是有著一套 "哲學" 或 "假設". 假設列強都很想解決問題,假設他們都只是一個事件的旁觀者等等.</text:span></text:p>
      <text:p text:style-name="P2"><text:span text:style-name="T2">但這些假設都是錯的或有問題的. 以 Darfur 為例,三年前,當WHO 估計死亡人數七萬時,從不關心伊拉克或阿富汗死多少人的英國卻高調地宣稱死亡人數是20萬,美國更誇張,預言兩年內將死掉上百萬人. 美國的 "台灣日報" -華盛頓郵報更是專文大力讚揚美國高層的 "誠實",鼓吹軍事介入.</text:span></text:p>
      <text:p text:style-name="P2"><text:span text:style-name="T2">可是,美國的 "自由時報"--紐約時報今年八月回顧這事件,專文指出各方勢力忙著在死亡人數上灌水,一度灌到四十萬,但幾乎所有的調查或研究都否認這個說法,認為誇大. 英國 "觀察報" 引述在該地區工作的國際人道組織的一些成員,他們也否認真實情況如主流媒體所報導,並且進一步指責這樣的灌水與誇大有其政治動機.</text:span></text:p>
      <text:p text:style-name="P2"><text:span text:style-name="T2">大家先別急著發怒,我並不是說Darfur 的衝突不嚴重,而是說沒有主流媒體及那些沒有利益在裏頭的列強所大力強調的那般嚴重,他們之所以如此高調地誇大或渲染,正如當初之對付米洛塞維奇一樣,純粹是一種鬥爭,是為了給進一步介入建立背景與藉口,這樣的行徑正如誇大伊拉克的海珊惡行或誇大阿富汗的神學士政權之什麼 "侵犯女權" 一樣.</text:span></text:p>
      <text:p text:style-name="P2"><text:span text:style-name="T2">記得剛出國時,常常收到轉寄,訴說神學士政權如何傷害女權,類似訊息如火如荼地流傳,我當時就覺得很不尋常,而美國更是高調地談論,彷彿搖身一變變成什麼人權鬥士似的.</text:span></text:p>
      <text:p text:style-name="P2"><text:span text:style-name="T2">人道危機就應該用人道方式進行處理或外交斡旋,而不是忙著動刀動槍,就好像當年美國從中煽風點火引起的南斯拉夫內戰,如果美英等國及北約國家真的那麼關心人道,他們只要撥大約戰爭費用的百分之一,就能讓難民不再挨餓,但他們不但一毛不拔,而且各國更忙著緊縮入境政策,防止難民進入.</text:span></text:p>
      <text:p text:style-name="P2"><text:span text:style-name="T2">至於法國,就跟中國一樣,在 Darfur衝突中,護衛著當政者.當美國企圖發起禁運時,中法都反對,行使了否決權.</text:span></text:p>
      <text:p text:style-name="P2"><text:span text:style-name="T2">由此也可見,與帝國作對的另一方陣營,實際上所圖仍是利益. 為什麼? 比方說,中國在該地區佔有四成的石油市場,若真的進行經濟制裁,美國會爽死,因為這將大大傷害中國的經濟.</text:span></text:p>
      <text:p text:style-name="P2"><text:span text:style-name="T2">不過,話說回來,經濟制裁在我看來必須因不同個案而有不同考量,該怎麼考量法那我就不敢多說了.可是,一個國家如果已經那麼窮,全靠賣石油維生,這時你若禁運,舉國上下豈不一起餓死. 經濟制裁是為了傷害當權者的統治實力,而不是以傷害人民為對象,就好像過去大家都反對美英等國對伊拉克進行民生經濟制裁一樣,因為那將製造哀鴻遍野,但海珊卻毫髮無傷.</text:span></text:p>
      <text:p text:style-name="P2"><text:span text:style-name="T2">至於像緬甸,禁運是好是壞我也不敢多說,但若根據翁山蘇姬的說法,外國除了不該經援之外,其他像觀光事業,這些收入大多由軍政府取得,而不是由人民獲利,因此你去緬甸觀光,只是圖利了軍政府,讓他有更多錢貪污或買軍火鎮壓異己.</text:span></text:p>
      <text:p text:style-name="P2"><text:span text:style-name="T2">翁山蘇姬一直鼓吹對緬甸軍政府進行經濟制裁,有些支持者反對,認為這會傷害無辜人民,但她說: 難道我會鼓吹一種傷害人民的作法?</text:span></text:p>
      <text:p text:style-name="P2"><text:span text:style-name="T2">當我們缺乏能力或資訊來獨立判斷一個事情時,採信可信的人之證詞或意見,或許也是個方法. 因此,對緬甸以及對蘇丹,作法就該不一樣,我相信對後者進行禁運,將會造成像伊拉克那樣的人道災難,製造千百倍於獨裁者所製造的苦難. 但我對這兩個案例都缺乏了解,所以關於禁運適當性的問題,也只是一種完全僅供參考的個人見解.</text:span></text:p>
      <text:p text:style-name="P2"><text:span text:style-name="T2">不過,關於列強如何在非洲等地利用人道包裝進行政治軍事鬥爭與角力,這一點毫無疑問.這絕不是像陸以正或台灣媒體的各種膚淺評論所說的那般輕描淡寫或正義凜然,真實情況遠遠比這複雜深沉而且卑劣萬分.</text:span><text:span text:style-name="T3"><text:line-break/></text:span></text:p>
      <text:p text:style-name="P1"><text:span text:style-name="T2">仔仔 | 2007.10.11 21:16 | </text:span><text:span text:style-name="T1">#</text:span></text:p>
      <text:p text:style-name="P3"><text:span text:style-name="T2">中國時報 F2/國際新聞 2007/09/17</text:span><text:span text:style-name="T3"><text:line-break/></text:span><text:span text:style-name="T2">《陸以正專欄》第62屆聯大開議 台灣仍擠不進議題</text:span></text:p>
      <text:p text:style-name="P3"><text:span text:style-name="T2">【時報】</text:span><text:span text:style-name="T3"><text:line-break/></text:span><text:span text:style-name="T2">　　今天是第61屆聯合國大會的最後一天。明天起，第62屆聯大將正式登場。主席與21位副主席人選早就由各區域推定，明天的投票只是形式，基於尊重各會員國投票權的國際禮儀，目前仍不公布，媒體也不好預報。我曾有幸參加中華民國出席聯大代表團一連九年，略知聯大 （UN General Assembly） 運作與慣例，趁此機會，正可談一下國人對聯合國的認識與誤解。</text:span><text:span text:style-name="T3"><text:line-break/></text:span><text:span text:style-name="T2">　　63年來，聯合國雖在維護和平與集體安全方面，不無貢獻。但離國人過份浪漫的憧憬，認為它是公平正義的化身，甚至國際間的仲裁者，還有很大距離。今日的聯合國，雖然滿口仁義道德，實際仍受幾個超強控制。非洲蘇丹共和國西部達富爾（Darfur）地區的人間慘劇，已有20萬人死亡，250萬人流離失所。但聯合國甚至美、英、法國都不能解決，便是最顯著的事例。</text:span><text:span text:style-name="T3"><text:line-break/></text:span><text:span text:style-name="T2">　　上周，國務院亞太事務局柯慶生副助卿（Thomas J. Christensen ）在美台商會年度國防工業會議上，對台灣放話說：民進黨搞入聯公投，只是「內部政治消費」，美國堅決反對。他的話雖不中聽，卻一點沒錯。即使民進黨提的「入聯公投」獲得全民百分之百的支持，聯合國就會接納「台灣」為會員國嗎？</text:span><text:span text:style-name="T3"><text:line-break/></text:span><text:span text:style-name="T2">　　聯合國憲章（UN Charter）第一章第四條後段，寫得清清楚楚：新會員國申請入聯，須經安全理事會推薦，與大會過半數以上投票通過。中共既為常任理事國，此事百分之百不可能。我要加上一句，外交部雖然浪費數以千萬計的公帑，希望把「台灣入聯案」列入今年的討論議題，也沒有可能。</text:span><text:span text:style-name="T3"><text:line-break/></text:span><text:span text:style-name="T2">　　明天聯大第62屆首次大會要票選主席、副主席、六個委員會的主席、與證書委員會委員。副主席名額原為8人，因會員國日增，現在已增加到21位。</text:span><text:span text:style-name="T3"><text:line-break/></text:span><text:span text:style-name="T2">　　除安理會五強外，其餘的副主席與各委員會主席照例從五大地區周而復始地遴選。所謂五大地區是︰非洲、亞洲、拉丁美洲與加勒比海、東歐、與西歐。前三區國家數多，後兩區國數少，將來難免會引起議論。</text:span><text:span text:style-name="T3"><text:line-break/></text:span><text:span text:style-name="T2">　　掌握大權的總務委員會（General Committee），由主席、21位副主席、與各委員會主席組成。如果將聯大比作一家公司的股東大會，總務委員會就像董事會。自然，聯合國平素運作時，安理會才是它的董事會；但本文討論範圍僅以聯大會期為限，大會要討論任何議題，必須先經總務委員會通過，才能列入議程，我想讀者不會把兩者混為一談。</text:span><text:span text:style-name="T3"><text:line-break/></text:span><text:span text:style-name="T2">　　今年的第62屆聯大已列入議程的議題有多少？多達161項，每項都非常重要。最重要的氣候變化（climate change）關係全球所有國家福祉，因此大會排定從9月24日至28日，作為高層專題周（High Lev el Event），各國元首或政府領袖都會出席。</text:span><text:span text:style-name="T3"><text:line-break/></text:span><text:span text:style-name="T2">　　10月1日起那一周，前三天是「總辯論」(general debate），後兩天則排作「各宗教與文化間的瞭解與合作」也當作高層專題日，無非讓各國元首、總理、乃至外交部長可以天南地北暢談該國政策，藉以提高他們在本國的聲望。平時「總辯論」至少要浪費兩星期時間，今年特別安排兩次高層專題，縮短了總辯論，使議事略有改進，應歸功於新任秘書長潘基文。</text:span><text:span text:style-name="T3"><text:line-break/></text:span><text:span text:style-name="T2">　　潘基文接任才八個半月，毀譽參半。雖號稱通曉英、法語文，聽過他演講的朋友說，他只會照稿宣讀，口齒不清，態度木訥，在歷任秘書長裏，個人魅力最差。從北韓核武問題到阿富汗人質危機，潘氏都未能發揮聯合國秘書長的特殊地位、功能與影響力。在制約聯合國內部龐大國際官僚系統，整頓各有後台不聽指揮的屬僚上，成績也不高明。</text:span><text:span text:style-name="T3"><text:line-break/></text:span><text:span text:style-name="T2">　　為急求表現，潘基文上周專訪非洲，會晤利比亞、查德、與蘇丹三國總統，獲得蘇丹總統巴希爾同意，10月在利比亞首都的黎波里召開達富爾和平會議。這表示他也得到格達費的支持。如能有成，將為就職迄今首項政治性的成就。</text:span><text:span text:style-name="T3"><text:line-break/></text:span><text:span text:style-name="T2">　　今年的聯大是潘基文接任後首次大會，列入大會的161項議題，每項都可談上個把星期，而會期僅三個月，年底前必須結束。我敢擔保台灣入聯案絕對擠不進去，在總務委員會就會被打消了。</text:span><text:span text:style-name="T3"><text:line-break/><text:line-break/></text:span></text:p>
      <text:p text:style-name="P1"><text:span text:style-name="T2">陳真 | 2007.10.11 15:25 | </text:span><text:span text:style-name="T1">#</text:span></text:p>
      <text:p text:style-name="P2"><text:span text:style-name="T2">這應該貼在隔壁,但那邊因為垃圾信件量每天破百,一周不理便上千,刪得手軟,根本無法運作,只好無限期關閉.</text:span></text:p>
      <text:p text:style-name="P2"><text:span text:style-name="T2">......................</text:span><text:span text:style-name="T3"><text:line-break/></text:span><text:span text:style-name="T2">澳洲環境部長上YouTube　批日本假科學名義獵殺鯨魚</text:span></text:p>
      <text:p text:style-name="P2"><text:span text:style-name="T2">更新日期:2007/10/11 11:14 記者:記者梁立／編譯</text:span></text:p>
      <text:p text:style-name="P2"><text:span text:style-name="T2">當全球正努力保護瀕臨絕種的鯨魚時，日本依舊以科學研究名義大量捕殺鯨魚，實際上卻讓鯨魚成為美食。為了促日本停止獵捕鯨魚，澳洲環境部長直接在知名影音分享網站上公開批評日本政府，並呼籲盡快停止獵殺鯨魚。</text:span></text:p>
      <text:p text:style-name="P2"><text:span text:style-name="T2">澳洲政府為了保護南極的鯨魚，並抗議日本漁民無情的捕殺，由環境部長邁爾肯‧坦柏在影音分享網站YouTube上，公開呼籲日本政府，趕快停止捕鯨的行動。</text:span></text:p>
      <text:p text:style-name="P2"><text:span text:style-name="T2">邁爾肯‧坦柏在影片中一開始就說：「您好，我是邁爾肯‧坦柏，我是澳洲的環境部長，您能想像如此美麗的生物，有一天會在我們的地球上永遠消失嗎？」</text:span></text:p>
      <text:p text:style-name="P2"><text:span text:style-name="T2">這段影片訴求對象是日本的青少年，並打上日文字幕，坦柏在影片中說，「我希望捕鯨的國家，尤其是我們的好友日本，可以趕快停止獵殺鯨魚的政策。」</text:span></text:p>
      <text:p text:style-name="P2"><text:span text:style-name="T2">生存在地球上上千年的鯨魚，因為數百年來的獵殺瀕臨絕種，為了保護鯨魚，國際捕鯨委員會自1986年開始禁止商業捕鯨活動，但是愛吃鯨魚的日本，政府以科學研究的名義繼續允許獵殺鯨魚。在東京的漁港，宰殺鯨魚的過程甚至成為小學生的活教材，這看在澳洲小朋友眼裡，只能說不可思議。</text:span></text:p>
      <text:p text:style-name="P2"><text:span text:style-name="T2">一名澳洲學生說：「澳洲民眾是非常反對殺鯨魚的，我所認識的人當中，都很愛鯨魚，不希望鯨魚受到傷害。」</text:span></text:p>
      <text:p text:style-name="P2"><text:span text:style-name="T2">澳洲政府愛鯨魚的行動，已經從全民擴大到外交的層面，要與日本等獵捕鯨魚的國家正面交鋒。</text:span></text:p>
      <text:p text:style-name="P2"><text:span text:style-name="T2">澳洲呼籲日本停止捕鯨影片網址：http://www.youtube.com/DeptEnvironmenthttp://jp.youtube.com/DeptEnvironment</text:span></text:p>
      <text:p text:style-name="P1"><text:a xlink:type="simple" xlink:href="http://palinfo.habago.org/mt-comments.cgi?__mode=red&amp;id=11407"><text:span text:style-name="T1">柳春春阿忠</text:span></text:a><text:span text:style-name="T2"> | 2007.10.11 12:30 | </text:span><text:span text:style-name="T1">#</text:span></text:p>
      <text:p text:style-name="P3"><text:span text:style-name="T2">嗯......</text:span><text:span text:style-name="T3"><text:line-break/></text:span><text:span text:style-name="T2">我想，不聽演講內容，去看看你也好。</text:span></text:p>
      <text:p text:style-name="P1"><text:span text:style-name="T2">陳真 | 2007.10.11 06:29 | </text:span><text:span text:style-name="T1">#</text:span></text:p>
      <text:p text:style-name="P2"><text:span text:style-name="T2">別啊,別來聽,所以我把時間地點都給打馬賽克了.不歡迎親朋好友來聽是因為這畢竟不是什麼光采的事,多少出於無奈,當一天和尚敲一天鐘.</text:span></text:p>
      <text:p text:style-name="P2"><text:span text:style-name="T2">而且,這些都是很通俗的演講,其實就跟看巴勒網或親系譜差不多,把文章公開念一遍罷了.通俗沒啥不好,但那就跟醫學衛教一樣,把原本複雜細膩的東西給粗糙化簡單化,我還沒有能力做什麼值得讓人家來聽的演講.</text:span></text:p>
      <text:p text:style-name="P2"><text:span text:style-name="T2">以上所述全屬肺腑.</text:span></text:p>
      <text:p text:style-name="P1"><text:span text:style-name="T2">懷軒 | 2007.10.11 02:35 | </text:span><text:span text:style-name="T1">#</text:span></text:p>
      <text:p text:style-name="P3"><text:span text:style-name="T2">我想去聽演講耶...是真的有要講嗎?有在北部嗎?</text:span></text:p>
      <text:p text:style-name="P1"><text:span text:style-name="T2">陳真 | 2007.10.05 18:02 | </text:span><text:span text:style-name="T1">#</text:span></text:p>
      <text:p text:style-name="P2"><text:span text:style-name="T2">對啊,每天吃早餐,看一堆(大多是女)學生排排坐面向電視,專心看著新聞,有時看到趣味處眾人竟然還會相視而笑,很 "溫馨".</text:span></text:p>
      <text:p text:style-name="P2"><text:span text:style-name="T2">另一方面,我的一舉一動因其 "怪異" 而幾乎都可以被連結到英國,我總辯解說跟英國無關,我本來就是這樣;比方說,我並不是因為到了英國才 "看不起" 台灣的新聞與政客,也不是因為出國後我才關心國際事件;更不是因為出國後我才不收紅包或出國後才批評台灣醫界之扭曲人性與糟蹋病患.</text:span></text:p>
      <text:p text:style-name="P2"><text:span text:style-name="T2">當大部份人都有幻聽時,沒有幻聽的人於是就顯得很怪異. 回國後,忍教教主的忍功段數迅速又提昇到更高境界!巴勒網網站應該弄個浮水印,寫個 "忍" 字! 除了忍忍忍忍忍忍忍七忍功之外,還能怎麼樣?!</text:span></text:p>
      <text:p text:style-name="P2"><text:span text:style-name="T2">雖然忍功高強,跟台灣人講話我還是很害怕,感覺就像一隻兔子跟獵人講話一樣,很緊張,而且常讓我無言以對,只能被迫默認各種奇奇怪怪的誤解,迎合各種奇奇怪怪的價值觀,在眾人的那樣一種價值觀底下被迫做各種表演與迎合.</text:span></text:p>
      <text:p text:style-name="P2"><text:span text:style-name="T2">但所謂物極必反,當人們大多誤解你時,你將會從另外一個世界得到更為深刻的理解.</text:span></text:p>
      <text:p text:style-name="P2"><text:span text:style-name="T2">前些日子台大分院舉行隨堂考,考說什麼台大醫院的願景是啥使命是啥核心價值是啥等等. 核心價值的標準答案竟然是 "正直誠信".</text:span></text:p>
      <text:p text:style-name="P2"><text:span text:style-name="T2">我給全院同事寫了一個公開信如下:</text:span></text:p>
      <text:p text:style-name="P2"><text:span text:style-name="T2">===========</text:span><text:span text:style-name="T3"><text:line-break/></text:span><text:span text:style-name="T2">今天竟然有隨堂考, 考說本院的什麼幾大核心價值願景使命什麼的, 標準答案之一是 "正直誠信", 真是很荒唐. 這種把人幼稚化極具羞辱性的官僚舉措, 能叫做 "正直" 嗎? 我們都是成年人了不是嗎? 就算對小朋友也不該這樣愚弄.</text:span><text:span text:style-name="T3"><text:line-break/><text:line-break/></text:span><text:span text:style-name="T2">我看到一些同事帶小抄, 寫出滿滿一篇 "正確答案". 我則只寫了兩個字: "拒答". 後來又用英文補充了一句: "如果你真的在乎這些東西, 你將不會這樣發問!"</text:span><text:span text:style-name="T3"><text:line-break/><text:line-break/></text:span><text:span text:style-name="T2">如果發明類似這樣一些考卷去考政客有關為國為民的大道理, 我敢說他們統統會得滿分.</text:span></text:p>
      <text:p text:style-name="P2"><text:span text:style-name="T2">=========</text:span><text:span text:style-name="T3"><text:line-break/></text:span><text:span text:style-name="T2">還有,民進黨那個公佈胡志強病歷的醫生高大成,現在竟然變成全國醫師公會的什麼倫理委員會之召集人,夠離譜吧?!</text:span></text:p>
      <text:p text:style-name="P2"><text:span text:style-name="T2">我也針對此寫了一封 group mail 給全院同事:</text:span></text:p>
      <text:p text:style-name="P2"><text:span text:style-name="T2">============</text:span><text:span text:style-name="T3"><text:line-break/></text:span><text:span text:style-name="T2">台灣的所謂醫學倫理, 近幾年變得超熱門, 但它往往只是醫界掌權者的囊中物, 用以自欺欺人的一種沒有任何學術或道德價值很八股很反智的 "偽知識" (我當然不是說 "所有人" 都是這樣, 而是說普遍有這樣一種現象), 對於現實醫界弊病不但無絲毫助益, 反而使得年輕一輩更看不起這樣一種基本專業素養, 把複雜的倫理學看成一種沒有大腦而且言行不一的無聊說教. 這可以說是台灣的一種特有的怪異現象, 舉世所無.</text:span><text:span text:style-name="T3"><text:line-break/><text:line-break/></text:span><text:span text:style-name="T2">在醫界裏, 權位高的, 連講個根本不相干的議題都能申請為 "倫理學分", 位階低的, 就算你在哲學界裏對 "倫理學" 多麼學有專精, 在醫界這個封閉圈子, 別人根本不鳥你, 或甚至說你這個不能算倫理學分演講, 十分荒唐. 這就好像大老闆們算帳很精打算盤打得很快, 統統可申請為數學學分, 可是, 羅素來演講, 卻說他講的不是數學.</text:span><text:span text:style-name="T3"><text:line-break/><text:line-break/></text:span><text:span text:style-name="T2">台灣醫界真的很敗壞, 有這樣一種前科的人竟然是倫理委員會的召集人! 在台灣, 進入醫界而能保持人品不受污染真是很困難, 簡直是不可能; 各種風氣與文化實在太差. 在台灣當個病人真是很不幸, 很難被當 "人" 看待...</text:span><text:span text:style-name="T3"><text:line-break/><text:line-break/></text:span><text:span text:style-name="T2">台灣醫界理監事選舉之本質與政治選舉如出一轍, 完全著眼於權力與利益, 而無關什麼理想; 至於什麼倫理委員會, 更往往是一種權力分贓的結果. 對這些陳年舊疾感到悲哀的人, 應該自我期許像個獨立自主的現代選民, 獨立行使你們的投票權, 而不要接受也不要搞配票或換票這些把戲. 也不要以自我醫院的利益為考量, 而應該考量所有病患, 考量整個醫界的良性發展.</text:span><text:span text:style-name="T3"><text:line-break/><text:line-break/></text:span><text:span text:style-name="T2">依我看, 最好不要投給大老, 因為大老應該為不良現狀負責, 他們已經做太久了, 如果你覺得種種重要問題一如往昔, 甚至逐年變得更差, 那我不知道你還投給他們做什麼? 當然, 我並不否認也有心存利他深具理想性的大老.</text:span></text:p>
      <text:p text:style-name="P2"><text:span text:style-name="T2">==========</text:span><text:span text:style-name="T3"><text:line-break/></text:span><text:span text:style-name="T2">另外我還寫了:</text:span></text:p>
      <text:p text:style-name="P2"><text:span text:style-name="T2">==================</text:span><text:span text:style-name="T3"><text:line-break/></text:span><text:span text:style-name="T2">稍微瞄了一下院長所傳來的文章, 我看裏頭有底下這麼一段話:</text:span></text:p>
      <text:p text:style-name="P2"><text:span text:style-name="T2">""""""""無論多麼標榜「人性化」的企業，都不是完全民主的，</text:span><text:span text:style-name="T3"><text:line-break/></text:span><text:span text:style-name="T2">畢竟，在組織內能夠看到「全局」的人不多，過分民主</text:span><text:span text:style-name="T3"><text:line-break/></text:span><text:span text:style-name="T2">可能會導致無效率甚至方向謬誤。不管你喜不喜歡，都</text:span><text:span text:style-name="T3"><text:line-break/></text:span><text:span text:style-name="T2">必須承認，企業向來也不是民主制的，它會有一套價值</text:span><text:span text:style-name="T3"><text:line-break/></text:span><text:span text:style-name="T2">信仰，並希望所有員工都對這個價值心悅誠服。""""""""</text:span></text:p>
      <text:p text:style-name="P2"><text:span text:style-name="T2">關於民主, 上面這些話有說等於沒說, 但講到 "價值" 二字卻讓我有點 "精神分裂"...</text:span></text:p>
      <text:p text:style-name="P2"><text:span text:style-name="T2">過去與台大從無瓜葛, 只知道它 "曾經" (?) 以拿紅包出名. 來到 "貴院" 之後, "價值" 二字卻如雷貫耳, 就像莒光日教學, 不時被迫聽些什麼 "正直誠信" 的 "核心價值" 之類, 至少聽了二十次以上, 平均一個月聽兩次, 但在現實作為中卻什麼也看不到, 反倒是強烈感受到一種 "我要贏" "我要成功" "我要勝利" "我要第一" 之類的功名利祿; 這些心態一點也不正直, 甚至不健康.</text:span></text:p>
      <text:p text:style-name="P2"><text:span text:style-name="T2">另外還看到很多很跩但不知道在跩什麼對病人愛理不理的醫生. 醫療如此, 學術亦然. 講起學術, 只有業績狂熱, 沒有知識熱情.</text:span></text:p>
      <text:p text:style-name="P2"><text:span text:style-name="T2">我不是反對進步, 我只是反對一心要贏要成功要勝利那種心態, 就好像我不反對升學, 但我反對升學主義.</text:span></text:p>
      <text:p text:style-name="P2"><text:span text:style-name="T2">這些 "我要贏" "我要成功" "我要勝利" 的心態, 擺在企業上或許還 OK, 但醫院卻與那樣的成功無關. 醫院就是醫院, 醫院的基本價值就只是平等尊重每個人的生命與尊嚴.</text:span></text:p>
      <text:p text:style-name="P2"><text:span text:style-name="T2">醫療無關輸贏, 它根本不需要附檔文章裏頭說的什麼員工應具備什麼 "求勝的榮譽心". 一個醫護人員就只需盡責地把病人照顧好就好, 不會有什麼 "勝利" 可言, 更不該有什麼 "獲勝的榮譽心". 對一個醫護人員來講, 不會有一種榮譽比得上病人或家屬的平安與信任.</text:span></text:p>
      <text:p text:style-name="P2"><text:span text:style-name="T2">這樣一種莫名其妙的 "獲勝" 心理, 恐怕才是當前台灣醫界惡形惡狀之最大問題所在. 在西方社會就醫當個病人是這麼有尊嚴甚至如此愉快 的一件事, 但在台灣生了病, 你卻得祈禱不要遇到惡醫惡護或惡劣無禮的檢驗人員.</text:span></text:p>
      <text:p text:style-name="P2"><text:span text:style-name="T2">相對於台大, 比方說門諾醫院, 現在的門諾如何我不知道, 但幾十年前或十幾年前的門諾是我由衷佩服的. 出國前我曾每周坐火車, "從沙鹿到門諾", 在那裡工作了兩年, 一毛錢也沒拿, 無非也只是出於敬佩那樣一種醫院. 它或許規模不大, 也沒什麼學術, 但偉大並不是比規模大小或比業績高低, 更不是比賽什麼論文排行. 就好像愛情偉不偉大並不是看當事人的銀行存款也不是看他的學經歷或身高體重一樣.</text:span></text:p>
      <text:p text:style-name="P2"><text:span text:style-name="T2">論文再多, 都不可能使台大成為一所令人尊敬的醫院, 因為它根本不知道什麼是價值. 英國劇作家王爾德 (Oscar Wilde) 說得對, "犬儒主義者對價格 (price) 一清二楚, 對價值 (value) 卻一無所知." 依我看, 不但一無所知, 甚至輕視有加.</text:span></text:p>
      <text:p text:style-name="P2"><text:span text:style-name="T2">就算真的要比賽台大所最重視的所謂學術, 台大也不過排名世界第一百九十幾名不是嗎? 平庸之至, 有啥值得驕傲之處呢?</text:span></text:p>
      <text:p text:style-name="P2"><text:span text:style-name="T2">據說 "核心價值" 所提到的那些 "字眼" 比如 "正直誠信" 等, 是大老們苦思了兩年才想出來的. 可是, 除了 "講出" 這些 "字眼" 之外, 我不知道台大 "做了" 什麼? 它哪一點配得上正直? 哪一點配得上誠信?</text:span><text:span text:style-name="T3"><text:line-break/><text:line-break/></text:span><text:span text:style-name="T2">我不是說它很邪惡, 我只是說它很平庸, 甚至有點墮落不長進, 但卻缺乏病識感, 自我陶醉得很誇張, 這有一點像精神醫學上的 "誇大妄想". 明明不是一所具有人道精神的醫院, 卻給自己貼上如許昂然的道德標籤.</text:span></text:p>
      <text:p text:style-name="P2"><text:span text:style-name="T2">我有個結拜兄弟, 大學及研究所都唸台大, 畢業後也一直在台大校本部某科系工作. 他寫了篇文章, 就叫做 "台大醫院,沒有人性", 相當膾炙人口, 我給它存檔在資料庫裏一時找不到了, 否則就貼出來, 建議院方不妨找來當員工教材.</text:span></text:p>
      <text:p text:style-name="P2"><text:span text:style-name="T2">台灣人並不是尊敬台大醫院, 而是迷信分數, 迷信規模, 迷信種種反智愚昧的無謂評比, 事實上, 台大醫院給一般人的印象不就是愛錢收紅包看人大小眼態度傲慢作威作福爭權奪利勾心鬥角等等等嗎? 它哪有什麼正直誠信值得吹噓? 實在太自欺欺人, 聽到這個我真的會 "精神分裂"; 我該相信我所看到的實際作為與盛行文化, 或相信我所不斷聽到如雷貫耳的 "漂亮字眼"?</text:span></text:p>
      <text:p text:style-name="P2"><text:span text:style-name="T2">台大的根本問題就在於缺乏價值, 缺乏對價值的信仰, 缺乏實踐價值的勇氣與熱情, 它只知道價碼或價格, 只在乎莫名其妙的勝利與輸贏不是嗎? 它從根本上忘記了什麼是醫療, 甚至忘記了什麼是學術與知識.</text:span></text:p>
      <text:p text:style-name="P2"><text:span text:style-name="T2">許多人道屬性的 NGO, 比方說一些國際人權組織. 同樣也朝著企業化的方向發展, 我承認這是必要之惡, 但企業化的同時, 不應遺忘初衷, 不應扭曲那最基本的價值.</text:span></text:p>
      <text:p text:style-name="P2"><text:span text:style-name="T2">下個月, 小弟在xxxxx和 yyyyy分別有一場演講, xxxxx的那場屬於五十分鐘濃縮版, 講給愛聽不聽的醫生護士聽, yyyyyyy那場則是講給學生聽, 足足兩小時, 保證一刀未剪; 歡迎旁聽指教.</text:span></text:p>
      <text:p text:style-name="P2"><text:span text:style-name="T2">不過, 老實說, 小弟走的是英國路線, 習慣照本宣科唸稿子, 毫無演講技巧可言, 加上內容貧乏, 根本沒有什麼聽的價值, 唯一有價值的恐怕只是講者一顆赤誠的心; 講者對這些東西十年寒窗, 以命相許.</text:span></text:p>
      <text:p text:style-name="P2"><text:span text:style-name="T2">.............................</text:span><text:span text:style-name="T3"><text:line-break/></text:span><text:span text:style-name="T2">題目：道德的知識論地位（The Epistemological Status of Morality）</text:span><text:span text:style-name="T3"><text:line-break/><text:line-break/></text:span><text:span text:style-name="T2">講者：陳興正</text:span></text:p>
      <text:p text:style-name="P2"><text:span text:style-name="T2">地點：xxxxxx醫院</text:span><text:span text:style-name="T3"><text:line-break/></text:span><text:span text:style-name="T2">日期：2007. xx. xx. xx</text:span></text:p>
      <text:p text:style-name="P2"><text:span text:style-name="T2">地點： yyyy系</text:span><text:span text:style-name="T3"><text:line-break/></text:span><text:span text:style-name="T2">日期：yyyyyyy</text:span></text:p>
      <text:p text:style-name="P2"><text:span text:style-name="T2">演講摘要：</text:span></text:p>
      <text:p text:style-name="P2"><text:span text:style-name="T2">道德知識（moral knowledge）有可能嗎？眾說紛紜。講者對此持否定態度。講者認同 Charles Stevenson 和 Ludwig Wittgenstein 等人的看法，認為道德非關認知。邏輯實證主義者常被認為對倫理學亦採類似立場，但講者指出，該立場與 Wittgenstein 的「沉默主義」(Quietism）在精神上剛好南轅北轍。「道德直覺主義」（moral intuitionism）似與此一「非認知」立場相符，但講者指出，兩者實際上有根本差異；此一差異可由知識論之笛卡兒「基礎主義」（foundationalism）和G. E. Moore的「普通常識知識論」（common sense epistemology）二者與維根斯坦之「確定性」(certainty）觀念之差異來做為一種類比上的理解。</text:span></text:p>
      <text:p text:style-name="P2"><text:span text:style-name="T2">另外，若時間許可，本人欲藉著哲學命題與實證命題之分屬不同範疇，質疑所謂「應用倫理學」（applied ethics）或整個「應用哲學」（applied philosophy）</text:span><text:span text:style-name="T3"><text:line-break/></text:span><text:span text:style-name="T2">之可能性，並附帶指出台灣醫界盛行之「官大道德高」（有權力的人，才有資格談倫理或醫學倫理）及信口開河（以個人心得感言或人生觀或道德八股訓話取代智性討論）之學科議論方式之反智與反倫理。</text:span></text:p>
      <text:p text:style-name="P2"><text:span text:style-name="T2">===================</text:span><text:span text:style-name="T3"><text:line-break/></text:span><text:span text:style-name="T2">以上這些不痛不癢的言論,在這封閉體系中,感覺就像講了什麼多麼可怕的話一樣,許多同事私下偷偷寫信來表示認同,卻一方面很關心我的前途安危. 可見有多封閉.</text:span></text:p>
      <text:p text:style-name="P1"><text:span text:style-name="T2">懷軒 | 2007.10.05 01:54 | </text:span><text:span text:style-name="T1">#</text:span></text:p>
      <text:p text:style-name="P3"><text:span text:style-name="T2">每看到一次新聞都要好幾個禮拜才有辦法再看第二次，每次看到新聞就有極度厭惡的感覺。可怕的是，中午出去吃飯，幾乎每間店都在撥新聞，所有用餐的人也都目不轉睛的盯著看...這才讓人感到害怕...</text:span></text:p>
      <text:p text:style-name="P1"><text:span text:style-name="T2">陳真 | 2007.10.04 03:57 | </text:span><text:span text:style-name="T1">#</text:span></text:p>
      <text:p text:style-name="P2"><text:span text:style-name="T2">用買的叫廣告,但我最受不了的不是新聞變成廣告,而是受不了不管是對於新聞或廣告或對於一切資訊一切人事物那種猥褻低級的八卦態度,完全缺乏任何真實意圖,純粹就只是一種一心要表現得很有趣很興奮很新奇很不得了等等等的那樣一種充滿評價與扭曲很低能猥瑣充滿偏見與歧視的躁動與衝動,流里流氣的感覺,很齷齪,很下流,足以用上人類所能想像有關齷齪或骯髒或愚蠢低能和猥瑣的所有形容詞,恐怕都還不足以描述其病態.</text:span></text:p>
      <text:p text:style-name="P2"><text:span text:style-name="T2">回國後有幾次有記者求見,院方上級也曾要我接受訪談,雖然談的是醫學方面,但我統統都沒接受. 因為我怕死記者,我對他們的人品和理解力完全沒有信心. 他們不可能不扭曲或剪接我的談話;他們不可能讓我的想法在一種獨立或正直的context下來呈現.</text:span></text:p>
      <text:p text:style-name="P1"><text:span text:style-name="T2">良哲 | 2007.10.03 22:50 | </text:span><text:span text:style-name="T1">#</text:span></text:p>
      <text:p text:style-name="P3"><text:span text:style-name="T2">是，台灣的"新聞"充斥著"業配"，花錢買就有了，七八萬就可以買"新聞"，國家與商家都在買。</text:span></text:p>
      <text:p text:style-name="P1"><text:span text:style-name="T2">陳真 | 2007.10.03 01:32 | </text:span><text:span text:style-name="T1">#</text:span></text:p>
      <text:p text:style-name="P2"><text:span text:style-name="T2">好消息好消息,今晚兩件 "焦點新聞" 跟各位報告:</text:span></text:p>
      <text:p text:style-name="P2"><text:span text:style-name="T2">某某餐廳吃一餐一人份至少要6666(台幣),有鹿兒島黑豬肉,有龜山島鱷魚湯,還有專機進口的法國炒螺肉喔,各種精美食材讓你自由搭配,一天只招待四桌客人,而且用巨型布幔隔開,外頭有至少十八名空手道五段以上的守衛,讓你吃得開心,吃得安心,保有你的隱私權.</text:span></text:p>
      <text:p text:style-name="P2"><text:span text:style-name="T2">怎麼樣? 心動了嗎? 心動不如趕快行動. 陳文茜也是這家店的常客喔,她最愛點的是用龜山島盛產的烏龜蛋做成的蛋包飯.</text:span></text:p>
      <text:p text:style-name="P2"><text:span text:style-name="T2">另外再帶你來看看,別小看這個皮包喔,小小一個售價台幣 450 萬? 啥咪?! 有影抑無影?(台語,真的還是假的?)怎麼那麼貴?! 原來這是用九隻鱷魚皮做成的鱷魚皮包,全球限量發行一百個,要買要快!</text:span></text:p>
      <text:p text:style-name="P2"><text:span text:style-name="T2">==========</text:span></text:p>
      <text:p text:style-name="P2"><text:span text:style-name="T2">p.s.: 巴勒網有很多共匪出沒,偷看留言板,另外還有一些不太懂台灣文化博大精深的海外移民,你們一定會以為我在唬爛,它媽的天底下哪有可能天天都是這種 "焦點新聞"? 但我對天發誓, 真實狀況比我講的還離譜. 台灣就是整天都是這類新聞,沒有別的正經事了.</text:span><text:span text:style-name="T3"><text:line-break/></text:span></text:p>
      <text:p text:style-name="P1"><text:span text:style-name="T2">陳真 | 2007.10.02 20:31 | </text:span><text:span text:style-name="T1">#</text:span></text:p>
      <text:p text:style-name="P3"><text:span text:style-name="T2">緬甸軍政府的殘暴很像古代君王,其殘酷程度若非出於AI 報告,我甚至會懷疑其真實性,因為實在太殘忍了,實在很難置信,就比方說之前說的先輪姦後燒死案例.</text:span></text:p>
      <text:p text:style-name="P3"><text:span text:style-name="T2">這樣一個政權,居然能一直存在幾十年,繼續胡作非為,依靠的就是國際列強的撐腰,其中又以中國應負最大責任.</text:span></text:p>
      <text:p text:style-name="P3"><text:span text:style-name="T2">中國說要和平崛起,但你若觀察他的所作所為,你將很難相信這話的真實性到底有多少. 就跟美國一樣,利益是其最高甚至唯一考量; 只要能從中獲利,你再怎麼殘暴都沒關係,有老大哥給你撐腰.</text:span></text:p>
      <text:p text:style-name="P3"><text:span text:style-name="T2">不過, 我很懷疑底下第一則新聞的可信度,不知道是不是台灣記者從我這邊得到的 "寫作靈感",因為緬甸軍政府雖然很壞,但他們一點都不笨,他們不至於笨到會在這種舉世矚目的時刻還燒活人給你看,一來沒必要,二來,就算要燒,依其嚴密控制程度,幾乎也不太可能讓人們親眼目睹或傳出什麼消息.</text:span></text:p>
      <text:p text:style-name="P3"><text:span text:style-name="T2">台灣的媒體我幾乎完全沒信心, 專業品性太差,一切只能說僅供參考.</text:span></text:p>
      <text:p text:style-name="P3"><text:span text:style-name="T2">陳真</text:span><text:span text:style-name="T3"><text:line-break/></text:span><text:span text:style-name="T2">====================</text:span><text:span text:style-name="T3"><text:line-break/></text:span><text:span text:style-name="T2">緬甸紅潮／驚爆！冷血！　僧侶直押火葬場燒死</text:span></text:p>
      <text:p text:style-name="P3"><text:span text:style-name="T2">TVBS 更新日期:2007/10/01 18:34 記者:張家齊</text:span></text:p>
      <text:p text:style-name="P3"><text:span text:style-name="T2">緬甸展開軍事鎮壓後，軍政府極力防堵仰光對外的訊息聯絡，鎮壓當天有目擊者拍下軍警在街頭，對群眾開槍的震撼畫面，這段畫面輾轉寄到新加坡，今天正式曝光，此外今天有消息傳出，鎮壓當天，軍政府把受傷的抗議群眾抓走後，不是送往醫院救治，而是直接抓到火葬場，活活燒死！</text:span></text:p>
      <text:p text:style-name="P3"><text:span text:style-name="T2">緬甸街頭鎮壓，發生瞬間的最新畫面，透過民主團體以偷渡方式輾轉寄到新加坡，正式曝光，其中這一幕，紀錄下疑似日籍記者長井健司受傷時的關鍵時刻，當時一名好心民眾試圖伸出援手，但在煙霧彈和士兵一波波襲來，最終只能看見倒臥不起的記者，和手邊也許還在運作的攝影機。</text:span></text:p>
      <text:p text:style-name="P3"><text:span text:style-name="T2">緬甸軍政府，到底如何無情，從這段畫面就能知道，軍警無預警的朝人群開槍，直到有人倒地，路人奮勇救人，卻想不到軍方繼續掃射。</text:span></text:p>
      <text:p text:style-name="P3"><text:span text:style-name="T2">消息甚至指出，受傷的僧侶被抓走後，其實根本沒送醫，而是被軍方直接丟進火葬場，活活燒死，官方強調只有10人死亡，但是光從畫面中看到的死亡人數，就不只這個數字。</text:span></text:p>
      <text:p text:style-name="P3"><text:span text:style-name="T2">正因為如此兇殘，星期天幾乎已經沒了抗議民眾，2萬軍方警戒封街，所謂的紅潮，只剩下小和尚出門購物，而且除了街頭抓人的緊張氣氛，每天夜裡都有無數人莫名被捕，槍桿子掏出來，讓20年來最大的示威，瞬間被壓得煙消霧散。</text:span></text:p>
      <text:p text:style-name="P3"><text:span text:style-name="T2">國際壓力不斷湧入，迫使緬甸軍政府終於讓步，讓聯合國特使甘巴力，親自見到民主精神領袖翁山蘇姬，而且會面1個半小時，日本也提出經濟制裁，並要求歸還殉職記者長井所遺失的攝影機。</text:span></text:p>
      <text:p text:style-name="P3"><text:span text:style-name="T2">然而，軍政府高層幾乎都躲在仰光400公里外的新首都奈比多，對抗議視而不見，聯合國安理會中又有大陸撐腰，不怕遭到國際制裁，鐵幕下的自由，看來還要好久好久！</text:span></text:p>
      <text:p text:style-name="P3"><text:span text:style-name="T2">緬甸袈裟革命／示威轉向施壓中國　呼籲抵制北京奧運</text:span></text:p>
      <text:p text:style-name="P3"><text:span text:style-name="T2">東森新聞</text:span></text:p>
      <text:p text:style-name="P3"><text:span text:style-name="T2">更新日期:2007/10/02 11:16 記者:記者陳廣先／編譯</text:span></text:p>
      <text:p text:style-name="P3"><text:span text:style-name="T2">緬甸軍政府以強烈手段對付和平示威的僧侶及民眾，引起全球一陣撻伐，世界各地都出現抗議緬甸軍政府的人潮，各方要求軍政府重視緬甸人民的心聲，不要逃避眼前的問題。</text:span></text:p>
      <text:p text:style-name="P3"><text:span text:style-name="T2">大批居住在英國的緬甸民眾聚集在倫敦唐寧街10號首相府外大聲吶喊，希望英國當局能幫助緬甸，讓緬甸也能享有民主自由，不用遭受軍政府的脅迫。</text:span></text:p>
      <text:p text:style-name="P3"><text:span text:style-name="T2">在紐約，同樣也有大批民眾走上街頭前往聯合國總部，要求緬甸最大的貿易夥伴中國立即向緬甸軍政府施壓，否則恐怕將面臨全球聯合抵制北京奧運。</text:span></text:p>
      <text:p text:style-name="P3"><text:span text:style-name="T2">美國抗議民眾：「我想我們應該抵制北京奧運，直到中國立即撤回他們對於這個軍政府的支持。」有民眾甚至以打坐抗議等方式，要求釋放民運領袖翁山蘇姬。</text:span></text:p>
      <text:p text:style-name="P3"><text:span text:style-name="T2">尼泊爾甚至中東的以色列都有大批民眾在街上大聲吶喊，希望緬甸軍政府停止鎮壓暴行。</text:span></text:p>
      <text:p text:style-name="P3"><text:span text:style-name="T2">自從緬甸開始鎮壓民主示威後，泰國當局也隨即加強泰緬邊界管制，擔憂會有大批難民湧入。目前在泰緬邊界總共有15個難民營，難民人口總數多達15萬5000人，由於湧入人口日益增加，泰國擔心會不堪負荷，過去一年採取關閉政策，對新來的難民盡量不發援助口糧，任其自生自滅，不過如此恐怕仍無法杜絕大批的難民潮擁進。</text:span><text:span text:style-name="T3"><text:line-break/></text:span></text:p>
      <text:p text:style-name="P1"><text:span text:style-name="T2">陳真 | 2007.10.02 01:42 | </text:span><text:span text:style-name="T1">#</text:span></text:p>
      <text:p text:style-name="P2"><text:span text:style-name="T2">報告晚間新聞</text:span></text:p>
      <text:p text:style-name="P2"><text:span text:style-name="T2">帶大家來看,台中有個辣妹,身材婀娜,卻刺滿刺青,近身一看,哇,不得了,有天使也有魔鬼耶,天使的臉蛋,魔鬼的身材,加上火辣辣的刺青,全身上下,讓人看了真的是 "凍未條" 耶(台語,受不了挑逗的意思).</text:span></text:p>
      <text:p text:style-name="P2"><text:span text:style-name="T2">還有更大條的新聞:</text:span></text:p>
      <text:p text:style-name="P2"><text:span text:style-name="T2">帥哥馬英九與企業型男--裕隆公司董事長嚴凱泰相見歡,酷酷的模樣,兩名帥哥互動不多,企業界誰也擔不起貼標籤,還是保持距離得好. 但很難得的是,嚴董才幾歲大的小女兒也首度在媒體前曝光,你瞧你瞧,父女兩人還真像,(鏡頭大特寫)從額頭到眼睛,哇,真是太像了. 還有還有,你看鼻子也超像,相似度高達 90 %!</text:span></text:p>
      <text:p text:style-name="P2"><text:span text:style-name="T2">============</text:span><text:span text:style-name="T3"><text:line-break/></text:span><text:span text:style-name="T2">各位真的能忍受這種低能八卦猥瑣封閉到極度病態的環境?</text:span></text:p>
      <text:p text:style-name="P1"><text:span text:style-name="T2">陳真 | 2007.10.01 13:45 | </text:span><text:span text:style-name="T1">#</text:span></text:p>
      <text:p text:style-name="P3"><text:span text:style-name="T2">民進黨為了當選,不惜往自己身上製造槍傷,但這是小case,國民黨為了逮人,為了抹黑群眾,初期抗爭幾乎每一次都會派人假冒,丟石頭或喊打喊衝製造假新聞,以便逮人有個藉口;美麗島事件就是這麼幹的,找來兩百個流氓,動手打警察,然後嫁禍黨外,一網打盡,殺林義雄一家更狠,殺完之後,中時等媒體還配合官方當起偵探來,企圖嫁禍給林義雄自己,暗示說他及其海外同夥是用苦肉計,藉此來抹黑政府. 可是,會有人被關在監獄中,卻能指使同夥在光天化日上百個便衣警察保護下,用幾十刀砍死自己母親及一對雙胞胎女兒,並把大女兒殺成重傷,為的只是抹黑政府?</text:span></text:p>
      <text:p text:style-name="P3"><text:span text:style-name="T2">但是,這些跟緬甸比起來,統統是小case. 比方說,據AI一份資料,緬甸軍營士兵,看到路邊走過一個漂亮美眉,二話不說就拖進去給大家輪姦,姦完之後綁在柱子用火烤死. 事後無人遭受法律制裁.</text:span></text:p>
      <text:p text:style-name="P3"><text:span text:style-name="T2">五六年前吧,為了再度把翁山蘇姬抓起來或是最好當場幹掉,不惜派幾百個流氓冒充暴徒,攻擊和平示威者,不但當場殺死一百多人,事後更據此嫁禍翁山蘇姬,以此做為她殺人放火的罪證. 美國在第一時間出面指控這純粹是緬甸軍政府一手自導自演,各國也聲援翁山蘇姬,方才保她一命迄今.</text:span></text:p>
      <text:p text:style-name="P3"><text:span text:style-name="T2">這樣一個無法無天的可怕政權,卻有著中美英俄日等幾個重要宗主國,其中又以中國在該地區利益最大(好像是天然氣或其他能源的開採),因此護衛緬甸更是不餘遺力.</text:span></text:p>
      <text:p text:style-name="P3"><text:span text:style-name="T2">比方說這次在聯合國大力反對經濟制裁的,就是中國. 中國說他會動用一切影響力來制止緬甸的惡行,但他會有什麼影響力比得上各國對緬甸進行經濟制裁來得有效?</text:span></text:p>
      <text:p text:style-name="P3"><text:span text:style-name="T2">政治是很醜陋的,除了想當官的之外,誰也不想管,問題是,不想管還是要管,因為你不管它,它卻會管你. 你不管它,它會變得更加醜陋.</text:span></text:p>
      <text:p text:style-name="P3"><text:span text:style-name="T2">你可以有任何主張,但任何主張都不能違背基本是非原則. 你不能因為支持統一,然後就對中國睜一眼閉一眼;你也不能因為支持台獨,然後就故意要醜化中國人或是對自己人所幹的各種鳥事醜事大表支持.</text:span></text:p>
      <text:p text:style-name="P3"><text:span text:style-name="T2">台灣是一個只重視立場卻完全不問是非的地方,許多正直的政治人物,只因為不願同流合污或想法不同,便被抹黑攻擊,反之亦然,像李登輝那樣亂七八糟的政治人物,只因為現在喊起台獨來了,於是就變成了他們的領袖與教主. 今天如果林義雄支持統一,我敢保證他也會被鬥臭.</text:span></text:p>
      <text:p text:style-name="P3"><text:span text:style-name="T2">同樣的話講過無數遍,但我想除非天空下起紅雨或太陽從西邊出來,否則這樣一些文化或民族性的問題,大概在一百年內也不可能改變. 這東西不改變,我們就不可能宣稱在政治或社會發展上有什麼真實的進步.</text:span></text:p>
      <text:p text:style-name="P1"><text:span text:style-name="T2">陳真 | 2007.10.01 03:19 | </text:span><text:span text:style-name="T1">#</text:span></text:p>
      <text:p text:style-name="P2"><text:span text:style-name="T2">東森新聞</text:span></text:p>
      <text:p text:style-name="P2"><text:span text:style-name="T2">緬甸軍政府奢華殘暴　16億嫁女　人民當人肉掃雷機</text:span></text:p>
      <text:p text:style-name="P2"><text:span text:style-name="T2">更新日期:2007/09/27 11:44 記者:記者李怡慧／編譯</text:span><text:span text:style-name="T3"><text:line-break/><text:line-break/></text:span><text:span text:style-name="T2">緬甸最近由僧侶領導的反政府抗議活動，引起了各國關切矚目。而這場近年來最大規模的反政府行動，也是民眾隱忍了20多年的反撲，因為在緬甸，軍政府折磨、壓迫當地民眾，人民受到的是聯合國紀錄中最差的健康醫療，而緬甸軍事頭子丹瑞卻極其奢華，嫁女兒時所給的鑽石珠寶，價值上億新台幣。</text:span></text:p>
      <text:p text:style-name="P2"><text:span text:style-name="T2">一個被當地民眾偷偷拍攝下來的畫面中，可清楚看出緬甸軍人的惡行惡狀，軍方甚至把老百姓當做「肉身掃雷機」，讓人民在毫無保護的情況下，逼迫他們腳踩在地雷密佈的土地；而緬甸軍政府領袖丹瑞的女兒，結婚時全身上下超過100顆大鑽石，軍方各單位所送來的珠寶，價值高達16億5千萬台幣。</text:span></text:p>
      <text:p text:style-name="P2"><text:span text:style-name="T2">對於這個緬甸軍事高層不願讓西方世界看到的畫面，緬甸分析家賴瑞加光表示，「她(丹瑞的女兒)的禮物，價值至少上百萬美金，但緬甸這個國家，每五個5歲不到的孩童中，就有2個嚴重營養不良；緬甸已經是聯合國紀錄中，醫療健康最差的國家之一。」</text:span></text:p>
      <text:p text:style-name="P2"><text:span text:style-name="T2">這麼糟的生活環境，不難想像在僧侶登高一呼下，每天都有受不了生活困苦的10萬緬甸民眾走上街頭，對抗奢侈的軍政府；緬甸民眾表示，「我們需要幫助，我們沒有自由，更遑論言論自由。」</text:span></text:p>
      <text:p text:style-name="P1"><text:span text:style-name="T2">陳真 | 2007.10.01 03:13 | </text:span><text:span text:style-name="T1">#</text:span></text:p>
      <text:p text:style-name="P3"><text:span text:style-name="T2">緬甸鎮壓,死了許多人,但台灣電視新聞照樣還是報導那些完全稱不上新聞的東西,比方說今晚 "焦點新聞" 是報導墾丁小學教導學童沖浪的女游泳教練穿著比基尼. 記者說 "可別以為小朋友們只顧著眼睛吃冰淇淋唷,人家可是認真學習呢!",之後還訪問學童,問他們對穿著比基尼的沖浪女教練的看法.</text:span></text:p>
      <text:p text:style-name="P3"><text:span text:style-name="T2">每天就是這些東西,非常莫名其妙,完全看不到任何新聞. 這島真是很特殊,完全與世隔絕;不知道大家是否真能忍受這樣一種污濁低劣的社會文化與環境? 是否真能忍受下一代生活在這樣的環境?</text:span></text:p>
      <text:p text:style-name="P3"><text:span text:style-name="T2">緬甸可說是全世界最貪污最可怕最獨裁的政權,偶語棄市,稍有不敬就要你的命,但中美英等國,出於自身的各種政經利益,卻表面譴責實則掩護. 就連號稱開明的鳳凰衛視自然也在這種關鍵問題上消音.</text:span></text:p>
      <text:p text:style-name="P3"><text:span text:style-name="T2">很多人,包括Chomsky 在內,都相信以中制美,與其單一霸權,為所欲為,不如兩霸抗衡,彼此有個牽制. 這話沒錯,但支持王八蛋打龜兒子的目的是要讓王八蛋與龜兒子的敗行劣跡都能逐步改善,而不是讓他們輪流上台為惡.</text:span></text:p>
      <text:p text:style-name="P3"><text:span text:style-name="T2">中國對緬甸以及一些人權紀錄不佳的非洲國家之掩護撐腰,其所做所為與美國向來作風並無不同.一個新帝國崛起了,但是否和平崛起卻讓人缺乏信心;期待它能對抗舊帝國的人,得注意看看新舊之間究竟有多少不同;以為帝國會主動行善或主動克制為惡衝動的人,恐怕是自欺欺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